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1.538cm"/>
    </style:style>
    <style:style style:name="co12" style:family="table-column">
      <style:table-column-properties fo:break-before="auto" style:column-width="2.536cm"/>
    </style:style>
    <style:style style:name="co13" style:family="table-column">
      <style:table-column-properties fo:break-before="auto" style:column-width="3.4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Times New Roman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99pt solid #000000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/>
      <style:text-properties style:text-outline="false" style:text-line-through-style="none" style:text-line-through-type="none" fo:font-style="normal" fo:text-shadow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zxx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xx" style:country-asian="none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"/>
    <style:style style:name="ce3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/>
    <style:style style:name="ce30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zxx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ar" style:country-asian="SA" style:font-style-asian="normal" style:font-weight-asian="normal" style:font-name-complex="Times new roman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.5pt" style:language-asian="ar" style:country-asian="SA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 table:number-rows-repeated="5"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QUANTIDADE</text:p>
          </table:table-cell>
          <table:table-cell table:style-name="ce1"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Uberlandia</text:p>
          </table:table-cell>
          <table:table-cell table:style-name="ce3" table:number-columns-repeated="2"/>
          <table:table-cell table:style-name="ce2" office:value-type="string" calcext:value-type="string">
            <text:p>Araguari</text:p>
          </table:table-cell>
          <table:table-cell table:style-name="ce5" table:number-columns-repeated="2"/>
          <table:table-cell table:style-name="ce2" office:value-type="string" calcext:value-type="string">
            <text:p>Uberaba</text:p>
          </table:table-cell>
          <table:table-cell table:style-name="ce5" table:number-columns-repeated="2"/>
          <table:table-cell table:style-name="ce2" office:value-type="string" calcext:value-type="string">
            <text:p>Monte Alegre</text:p>
          </table:table-cell>
          <table:table-cell table:style-name="ce5" table:number-columns-repeated="2"/>
          <table:table-cell table:style-name="ce2" office:value-type="string" calcext:value-type="string">
            <text:p>Teofilo Otoni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2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% de aumento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6"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o</text:p>
          </table:table-cell>
          <table:table-cell office:value-type="float" office:value="17" calcext:value-type="float">
            <text:p>17</text:p>
          </table:table-cell>
          <table:table-cell table:formula="of:=[.C8]/[.C9]*100" office:value-type="float" office:value="47.0588235294118" calcext:value-type="float">
            <text:p>47,06</text:p>
          </table:table-cell>
          <table:table-cell table:formula="of:=100-[.D9]" office:value-type="float" office:value="52.9411764705882" calcext:value-type="float">
            <text:p>52,94</text:p>
          </table:table-cell>
          <table:table-cell office:value-type="float" office:value="1" calcext:value-type="float">
            <text:p>1</text:p>
          </table:table-cell>
          <table:table-cell table:formula="of:=[.F8]/[.F9]*100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I8]/[.I9]*100" office:value-type="float" office:value="50" calcext:value-type="float">
            <text:p>50,00</text:p>
          </table:table-cell>
          <table:table-cell table:style-name="ce4" table:formula="of:=100-[.J9]" office:value-type="float" office:value="50" calcext:value-type="float">
            <text:p>50,00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number-columns-repeated="2"/>
          <table:table-cell table:style-name="ce1" office:value-type="float" office:value="6" calcext:value-type="float">
            <text:p>6</text:p>
          </table:table-cell>
          <table:table-cell table:style-name="ce4" table:formula="of:=[.O8]/[.O9]*100" office:value-type="float" office:value="0" calcext:value-type="float">
            <text:p>0,00</text:p>
          </table:table-cell>
          <table:table-cell table:style-name="ce4" table:formula="of:=100-[.P9]" office:value-type="float" office:value="100" calcext:value-type="float">
            <text:p>100,00</text:p>
          </table:table-cell>
        </table:table-row>
        <table:table-row table:style-name="ro1">
          <table:table-cell/>
          <table:table-cell office:value-type="string" calcext:value-type="string">
            <text:p>Junho</text:p>
          </table:table-cell>
          <table:table-cell office:value-type="float" office:value="78" calcext:value-type="float">
            <text:p>78</text:p>
          </table:table-cell>
          <table:table-cell table:formula="of:=[.C9]/[.C10]*100" office:value-type="float" office:value="21.7948717948718" calcext:value-type="float">
            <text:p>21,79</text:p>
          </table:table-cell>
          <table:table-cell table:formula="of:=100-[.D10]" office:value-type="float" office:value="78.2051282051282" calcext:value-type="float">
            <text:p>78,21</text:p>
          </table:table-cell>
          <table:table-cell office:value-type="float" office:value="5" calcext:value-type="float">
            <text:p>5</text:p>
          </table:table-cell>
          <table:table-cell table:formula="of:=[.F9]/[.F10]*100" office:value-type="float" office:value="20" calcext:value-type="float">
            <text:p>20,00</text:p>
          </table:table-cell>
          <table:table-cell table:style-name="ce4" table:formula="of:=100-[.G10]" office:value-type="float" office:value="80" calcext:value-type="float">
            <text:p>80,00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I9]/[.I10]*100" office:value-type="float" office:value="23.0769230769231" calcext:value-type="float">
            <text:p>23,08</text:p>
          </table:table-cell>
          <table:table-cell table:style-name="ce4" table:formula="of:=100-[.J10]" office:value-type="float" office:value="76.9230769230769" calcext:value-type="float">
            <text:p>76,92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formula="of:=[.L9]/[.L10]*100" office:value-type="float" office:value="0" calcext:value-type="float">
            <text:p>0,00</text:p>
          </table:table-cell>
          <table:table-cell table:style-name="ce6"/>
          <table:table-cell table:style-name="ce1" office:value-type="float" office:value="31" calcext:value-type="float">
            <text:p>31</text:p>
          </table:table-cell>
          <table:table-cell table:style-name="ce4" table:formula="of:=[.O9]/[.O10]*100" office:value-type="float" office:value="19.3548387096774" calcext:value-type="float">
            <text:p>19,35</text:p>
          </table:table-cell>
          <table:table-cell table:style-name="ce4" table:formula="of:=100-[.P10]" office:value-type="float" office:value="80.6451612903226" calcext:value-type="float">
            <text:p>80,65</text:p>
          </table:table-cell>
        </table:table-row>
        <table:table-row table:style-name="ro1">
          <table:table-cell/>
          <table:table-cell office:value-type="string" calcext:value-type="string">
            <text:p>Julho</text:p>
          </table:table-cell>
          <table:table-cell office:value-type="float" office:value="204" calcext:value-type="float">
            <text:p>204</text:p>
          </table:table-cell>
          <table:table-cell table:formula="of:=[.C10]/[.C11]*100" office:value-type="float" office:value="38.2352941176471" calcext:value-type="float">
            <text:p>38,24</text:p>
          </table:table-cell>
          <table:table-cell table:formula="of:=100-[.D11]" office:value-type="float" office:value="61.7647058823529" calcext:value-type="float">
            <text:p>61,76</text:p>
          </table:table-cell>
          <table:table-cell office:value-type="float" office:value="30" calcext:value-type="float">
            <text:p>30</text:p>
          </table:table-cell>
          <table:table-cell table:formula="of:=[.F10]/[.F11]*100" office:value-type="float" office:value="16.6666666666667" calcext:value-type="float">
            <text:p>16,67</text:p>
          </table:table-cell>
          <table:table-cell table:style-name="ce4" table:formula="of:=100-[.G11]" office:value-type="float" office:value="83.3333333333333" calcext:value-type="float">
            <text:p>83,33</text:p>
          </table:table-cell>
          <table:table-cell table:style-name="ce1" office:value-type="float" office:value="55" calcext:value-type="float">
            <text:p>55</text:p>
          </table:table-cell>
          <table:table-cell table:style-name="ce4" table:formula="of:=[.I10]/[.I11]*100" office:value-type="float" office:value="47.2727272727273" calcext:value-type="float">
            <text:p>47,27</text:p>
          </table:table-cell>
          <table:table-cell table:style-name="ce4" table:formula="of:=100-[.J11]" office:value-type="float" office:value="52.7272727272727" calcext:value-type="float">
            <text:p>52,73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[.L10]/[.L11]*100" office:value-type="float" office:value="60" calcext:value-type="float">
            <text:p>60,00</text:p>
          </table:table-cell>
          <table:table-cell table:style-name="ce4" table:formula="of:=100-[.M11]" office:value-type="float" office:value="40" calcext:value-type="float">
            <text:p>40,00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O10]/[.O11]*100" office:value-type="float" office:value="63.265306122449" calcext:value-type="float">
            <text:p>63,27</text:p>
          </table:table-cell>
          <table:table-cell table:style-name="ce4" table:formula="of:=100-[.P11]" office:value-type="float" office:value="36.734693877551" calcext:value-type="float">
            <text:p>36,73</text:p>
          </table:table-cell>
        </table:table-row>
        <table:table-row table:style-name="ro1">
          <table:table-cell/>
          <table:table-cell office:value-type="string" calcext:value-type="string">
            <text:p>Agosto</text:p>
          </table:table-cell>
          <table:table-cell office:value-type="float" office:value="389" calcext:value-type="float">
            <text:p>389</text:p>
          </table:table-cell>
          <table:table-cell table:formula="of:=[.C11]/[.C12]*100" office:value-type="float" office:value="52.4421593830334" calcext:value-type="float">
            <text:p>52,44</text:p>
          </table:table-cell>
          <table:table-cell table:formula="of:=100-[.D12]" office:value-type="float" office:value="47.5578406169666" calcext:value-type="float">
            <text:p>47,56</text:p>
          </table:table-cell>
          <table:table-cell office:value-type="float" office:value="65" calcext:value-type="float">
            <text:p>65</text:p>
          </table:table-cell>
          <table:table-cell table:formula="of:=[.F11]/[.F12]*100" office:value-type="float" office:value="46.1538461538462" calcext:value-type="float">
            <text:p>46,15</text:p>
          </table:table-cell>
          <table:table-cell table:style-name="ce4" table:formula="of:=100-[.G12]" office:value-type="float" office:value="53.8461538461539" calcext:value-type="float">
            <text:p>53,85</text:p>
          </table:table-cell>
          <table:table-cell table:style-name="ce1" office:value-type="float" office:value="89" calcext:value-type="float">
            <text:p>89</text:p>
          </table:table-cell>
          <table:table-cell table:style-name="ce4" table:formula="of:=[.I11]/[.I12]*100" office:value-type="float" office:value="61.7977528089888" calcext:value-type="float">
            <text:p>61,80</text:p>
          </table:table-cell>
          <table:table-cell table:style-name="ce4" table:formula="of:=100-[.J12]" office:value-type="float" office:value="38.2022471910112" calcext:value-type="float">
            <text:p>38,20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L11]/[.L12]*100" office:value-type="float" office:value="62.5" calcext:value-type="float">
            <text:p>62,50</text:p>
          </table:table-cell>
          <table:table-cell table:style-name="ce4" table:formula="of:=100-[.M12]" office:value-type="float" office:value="37.5" calcext:value-type="float">
            <text:p>37,50</text:p>
          </table:table-cell>
          <table:table-cell table:style-name="ce1" office:value-type="float" office:value="76" calcext:value-type="float">
            <text:p>76</text:p>
          </table:table-cell>
          <table:table-cell table:style-name="ce4" table:formula="of:=[.O11]/[.O12]*100" office:value-type="float" office:value="64.4736842105263" calcext:value-type="float">
            <text:p>64,47</text:p>
          </table:table-cell>
          <table:table-cell table:style-name="ce4" table:formula="of:=100-[.P12]" office:value-type="float" office:value="35.5263157894737" calcext:value-type="float">
            <text:p>35,53</text:p>
          </table:table-cell>
        </table:table-row>
        <table:table-row table:style-name="ro1">
          <table:table-cell/>
          <table:table-cell office:value-type="string" calcext:value-type="string">
            <text:p>Setembro</text:p>
          </table:table-cell>
          <table:table-cell office:value-type="float" office:value="561" calcext:value-type="float">
            <text:p>561</text:p>
          </table:table-cell>
          <table:table-cell table:formula="of:=[.C12]/[.C13]*100" office:value-type="float" office:value="69.3404634581105" calcext:value-type="float">
            <text:p>69,34</text:p>
          </table:table-cell>
          <table:table-cell table:formula="of:=100-[.D13]" office:value-type="float" office:value="30.6595365418895" calcext:value-type="float">
            <text:p>30,66</text:p>
          </table:table-cell>
          <table:table-cell office:value-type="float" office:value="78" calcext:value-type="float">
            <text:p>78</text:p>
          </table:table-cell>
          <table:table-cell table:formula="of:=[.F12]/[.F13]*100" office:value-type="float" office:value="83.3333333333333" calcext:value-type="float">
            <text:p>83,33</text:p>
          </table:table-cell>
          <table:table-cell table:style-name="ce4" table:formula="of:=100-[.G13]" office:value-type="float" office:value="16.6666666666667" calcext:value-type="float">
            <text:p>16,67</text:p>
          </table:table-cell>
          <table:table-cell table:style-name="ce1" office:value-type="float" office:value="141" calcext:value-type="float">
            <text:p>141</text:p>
          </table:table-cell>
          <table:table-cell table:style-name="ce4" table:formula="of:=[.I12]/[.I13]*100" office:value-type="float" office:value="63.1205673758865" calcext:value-type="float">
            <text:p>63,12</text:p>
          </table:table-cell>
          <table:table-cell table:style-name="ce4" table:formula="of:=100-[.J13]" office:value-type="float" office:value="36.8794326241135" calcext:value-type="float">
            <text:p>36,88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L12]/[.L13]*100" office:value-type="float" office:value="100" calcext:value-type="float">
            <text:p>100,00</text:p>
          </table:table-cell>
          <table:table-cell table:style-name="ce4" table:formula="of:=100-[.M13]" office:value-type="float" office:value="0" calcext:value-type="float">
            <text:p>0,00</text:p>
          </table:table-cell>
          <table:table-cell table:style-name="ce1" office:value-type="float" office:value="90" calcext:value-type="float">
            <text:p>90</text:p>
          </table:table-cell>
          <table:table-cell table:style-name="ce4" table:formula="of:=[.O12]/[.O13]*100" office:value-type="float" office:value="84.4444444444444" calcext:value-type="float">
            <text:p>84,44</text:p>
          </table:table-cell>
          <table:table-cell table:style-name="ce4" table:formula="of:=100-[.P13]" office:value-type="float" office:value="15.5555555555556" calcext:value-type="float">
            <text:p>15,56</text:p>
          </table:table-cell>
        </table:table-row>
        <table:table-row table:style-name="ro1">
          <table:table-cell/>
          <table:table-cell office:value-type="string" calcext:value-type="string">
            <text:p>Outubro</text:p>
          </table:table-cell>
          <table:table-cell office:value-type="float" office:value="666" calcext:value-type="float">
            <text:p>666</text:p>
          </table:table-cell>
          <table:table-cell table:formula="of:=[.C13]/[.C14]*100" office:value-type="float" office:value="84.2342342342342" calcext:value-type="float">
            <text:p>84,23</text:p>
          </table:table-cell>
          <table:table-cell table:formula="of:=100-[.D14]" office:value-type="float" office:value="15.7657657657658" calcext:value-type="float">
            <text:p>15,77</text:p>
          </table:table-cell>
          <table:table-cell office:value-type="float" office:value="98" calcext:value-type="float">
            <text:p>98</text:p>
          </table:table-cell>
          <table:table-cell table:formula="of:=[.F13]/[.F14]*100" office:value-type="float" office:value="79.5918367346939" calcext:value-type="float">
            <text:p>79,59</text:p>
          </table:table-cell>
          <table:table-cell table:style-name="ce4" table:formula="of:=100-[.G14]" office:value-type="float" office:value="20.4081632653061" calcext:value-type="float">
            <text:p>20,41</text:p>
          </table:table-cell>
          <table:table-cell table:style-name="ce1" office:value-type="float" office:value="205" calcext:value-type="float">
            <text:p>205</text:p>
          </table:table-cell>
          <table:table-cell table:style-name="ce4" table:formula="of:=[.I13]/[.I14]*100" office:value-type="float" office:value="68.7804878048781" calcext:value-type="float">
            <text:p>68,78</text:p>
          </table:table-cell>
          <table:table-cell table:style-name="ce4" table:formula="of:=100-[.J14]" office:value-type="float" office:value="31.219512195122" calcext:value-type="float">
            <text:p>31,22</text:p>
          </table:table-cell>
          <table:table-cell table:style-name="ce1" office:value-type="float" office:value="9" calcext:value-type="float">
            <text:p>9</text:p>
          </table:table-cell>
          <table:table-cell table:style-name="ce4" table:formula="of:=[.L13]/[.L14]*100" office:value-type="float" office:value="88.8888888888889" calcext:value-type="float">
            <text:p>88,89</text:p>
          </table:table-cell>
          <table:table-cell table:style-name="ce4" table:formula="of:=100-[.M14]" office:value-type="float" office:value="11.1111111111111" calcext:value-type="float">
            <text:p>11,11</text:p>
          </table:table-cell>
          <table:table-cell table:style-name="ce1" office:value-type="float" office:value="98" calcext:value-type="float">
            <text:p>98</text:p>
          </table:table-cell>
          <table:table-cell table:style-name="ce4" table:formula="of:=[.O13]/[.O14]*100" office:value-type="float" office:value="91.8367346938776" calcext:value-type="float">
            <text:p>91,84</text:p>
          </table:table-cell>
          <table:table-cell table:style-name="ce4" table:formula="of:=100-[.P14]" office:value-type="float" office:value="8.16326530612244" calcext:value-type="float">
            <text:p>8,16</text:p>
          </table:table-cell>
        </table:table-row>
        <table:table-row table:style-name="ro1">
          <table:table-cell/>
          <table:table-cell office:value-type="string" calcext:value-type="string">
            <text:p>Novembro</text:p>
          </table:table-cell>
          <table:table-cell office:value-type="float" office:value="712" calcext:value-type="float">
            <text:p>712</text:p>
          </table:table-cell>
          <table:table-cell table:formula="of:=[.C14]/[.C15]*100" office:value-type="float" office:value="93.5393258426966" calcext:value-type="float">
            <text:p>93,54</text:p>
          </table:table-cell>
          <table:table-cell table:formula="of:=100-[.D15]" office:value-type="float" office:value="6.46067415730337" calcext:value-type="float">
            <text:p>6,46</text:p>
          </table:table-cell>
          <table:table-cell office:value-type="float" office:value="106" calcext:value-type="float">
            <text:p>106</text:p>
          </table:table-cell>
          <table:table-cell table:formula="of:=[.F14]/[.F15]*100" office:value-type="float" office:value="92.4528301886793" calcext:value-type="float">
            <text:p>92,45</text:p>
          </table:table-cell>
          <table:table-cell table:style-name="ce4" table:formula="of:=100-[.G15]" office:value-type="float" office:value="7.54716981132076" calcext:value-type="float">
            <text:p>7,55</text:p>
          </table:table-cell>
          <table:table-cell table:style-name="ce1" office:value-type="float" office:value="227" calcext:value-type="float">
            <text:p>227</text:p>
          </table:table-cell>
          <table:table-cell table:style-name="ce4" table:formula="of:=[.I14]/[.I15]*100" office:value-type="float" office:value="90.3083700440529" calcext:value-type="float">
            <text:p>90,31</text:p>
          </table:table-cell>
          <table:table-cell table:style-name="ce4" table:formula="of:=100-[.J15]" office:value-type="float" office:value="9.69162995594714" calcext:value-type="float">
            <text:p>9,69</text:p>
          </table:table-cell>
          <table:table-cell table:style-name="ce1" office:value-type="float" office:value="9" calcext:value-type="float">
            <text:p>9</text:p>
          </table:table-cell>
          <table:table-cell table:style-name="ce4" table:formula="of:=[.L14]/[.L15]*100" office:value-type="float" office:value="100" calcext:value-type="float">
            <text:p>100,00</text:p>
          </table:table-cell>
          <table:table-cell table:style-name="ce4" table:formula="of:=100-[.M15]" office:value-type="float" office:value="0" calcext:value-type="float">
            <text:p>0,00</text:p>
          </table:table-cell>
          <table:table-cell table:style-name="ce1" office:value-type="float" office:value="109" calcext:value-type="float">
            <text:p>109</text:p>
          </table:table-cell>
          <table:table-cell table:style-name="ce4" table:formula="of:=[.O14]/[.O15]*100" office:value-type="float" office:value="89.908256880734" calcext:value-type="float">
            <text:p>89,91</text:p>
          </table:table-cell>
          <table:table-cell table:style-name="ce4" table:formula="of:=100-[.P15]" office:value-type="float" office:value="10.0917431192661" calcext:value-type="float">
            <text:p>10,09</text:p>
          </table:table-cell>
        </table:table-row>
        <table:table-row table:style-name="ro1">
          <table:table-cell/>
          <table:table-cell office:value-type="string" calcext:value-type="string">
            <text:p>Dezembro</text:p>
          </table:table-cell>
          <table:table-cell office:value-type="float" office:value="737" calcext:value-type="float">
            <text:p>737</text:p>
          </table:table-cell>
          <table:table-cell table:formula="of:=[.C15]/[.C16]*100" office:value-type="float" office:value="96.6078697421981" calcext:value-type="float">
            <text:p>96,61</text:p>
          </table:table-cell>
          <table:table-cell table:formula="of:=100-[.D16]" office:value-type="float" office:value="3.3921302578019" calcext:value-type="float">
            <text:p>3,39</text:p>
          </table:table-cell>
          <table:table-cell office:value-type="float" office:value="114" calcext:value-type="float">
            <text:p>114</text:p>
          </table:table-cell>
          <table:table-cell table:formula="of:=[.F15]/[.F16]*100" office:value-type="float" office:value="92.9824561403509" calcext:value-type="float">
            <text:p>92,98</text:p>
          </table:table-cell>
          <table:table-cell table:style-name="ce4" table:formula="of:=100-[.G16]" office:value-type="float" office:value="7.01754385964912" calcext:value-type="float">
            <text:p>7,02</text:p>
          </table:table-cell>
          <table:table-cell table:style-name="ce1" office:value-type="float" office:value="239" calcext:value-type="float">
            <text:p>239</text:p>
          </table:table-cell>
          <table:table-cell table:style-name="ce4" table:formula="of:=[.I15]/[.I16]*100" office:value-type="float" office:value="94.979079497908" calcext:value-type="float">
            <text:p>94,98</text:p>
          </table:table-cell>
          <table:table-cell table:style-name="ce4" table:formula="of:=100-[.J16]" office:value-type="float" office:value="5.02092050209205" calcext:value-type="float">
            <text:p>5,02</text:p>
          </table:table-cell>
          <table:table-cell table:style-name="ce1" office:value-type="float" office:value="13" calcext:value-type="float">
            <text:p>13</text:p>
          </table:table-cell>
          <table:table-cell table:style-name="ce4" table:formula="of:=[.L15]/[.L16]*100" office:value-type="float" office:value="69.2307692307692" calcext:value-type="float">
            <text:p>69,23</text:p>
          </table:table-cell>
          <table:table-cell table:style-name="ce4" table:formula="of:=100-[.M16]" office:value-type="float" office:value="30.7692307692308" calcext:value-type="float">
            <text:p>30,77</text:p>
          </table:table-cell>
          <table:table-cell table:style-name="ce1" office:value-type="float" office:value="117" calcext:value-type="float">
            <text:p>117</text:p>
          </table:table-cell>
          <table:table-cell table:style-name="ce4" table:formula="of:=[.O15]/[.O16]*100" office:value-type="float" office:value="93.1623931623932" calcext:value-type="float">
            <text:p>93,16</text:p>
          </table:table-cell>
          <table:table-cell table:style-name="ce4" table:formula="of:=100-[.P16]" office:value-type="float" office:value="6.83760683760684" calcext:value-type="float">
            <text:p>6,8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aneiro</text:p>
          </table:table-cell>
          <table:table-cell office:value-type="float" office:value="809" calcext:value-type="float">
            <text:p>809</text:p>
          </table:table-cell>
          <table:table-cell table:formula="of:=[.C16]/[.C17]*100" office:value-type="float" office:value="91.1001236093943" calcext:value-type="float">
            <text:p>91,10</text:p>
          </table:table-cell>
          <table:table-cell table:formula="of:=100-[.D17]" office:value-type="float" office:value="8.89987639060568" calcext:value-type="float">
            <text:p>8,90</text:p>
          </table:table-cell>
          <table:table-cell office:value-type="float" office:value="140" calcext:value-type="float">
            <text:p>140</text:p>
          </table:table-cell>
          <table:table-cell table:formula="of:=[.F16]/[.F17]*100" office:value-type="float" office:value="81.4285714285714" calcext:value-type="float">
            <text:p>81,43</text:p>
          </table:table-cell>
          <table:table-cell table:style-name="ce4" table:formula="of:=100-[.G17]" office:value-type="float" office:value="18.5714285714286" calcext:value-type="float">
            <text:p>18,57</text:p>
          </table:table-cell>
          <table:table-cell table:style-name="ce1" office:value-type="float" office:value="270" calcext:value-type="float">
            <text:p>270</text:p>
          </table:table-cell>
          <table:table-cell table:style-name="ce4" table:formula="of:=[.I16]/[.I17]*100" office:value-type="float" office:value="88.5185185185185" calcext:value-type="float">
            <text:p>88,52</text:p>
          </table:table-cell>
          <table:table-cell table:style-name="ce4" table:formula="of:=100-[.J17]" office:value-type="float" office:value="11.4814814814815" calcext:value-type="float">
            <text:p>11,48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L16]/[.L17]*100" office:value-type="float" office:value="68.421052631579" calcext:value-type="float">
            <text:p>68,42</text:p>
          </table:table-cell>
          <table:table-cell table:style-name="ce4" table:formula="of:=100-[.M17]" office:value-type="float" office:value="31.5789473684211" calcext:value-type="float">
            <text:p>31,58</text:p>
          </table:table-cell>
          <table:table-cell table:style-name="ce1" office:value-type="float" office:value="139" calcext:value-type="float">
            <text:p>139</text:p>
          </table:table-cell>
          <table:table-cell table:style-name="ce4" table:formula="of:=[.O16]/[.O17]*100" office:value-type="float" office:value="84.1726618705036" calcext:value-type="float">
            <text:p>84,17</text:p>
          </table:table-cell>
          <table:table-cell table:style-name="ce4" table:formula="of:=100-[.P17]" office:value-type="float" office:value="15.8273381294964" calcext:value-type="float">
            <text:p>15,83</text:p>
          </table:table-cell>
        </table:table-row>
        <table:table-row table:style-name="ro1">
          <table:table-cell/>
          <table:table-cell office:value-type="string" calcext:value-type="string">
            <text:p>Fevereiro</text:p>
          </table:table-cell>
          <table:table-cell office:value-type="float" office:value="1048" calcext:value-type="float">
            <text:p>1048</text:p>
          </table:table-cell>
          <table:table-cell table:formula="of:=[.C17]/[.C18]*100" office:value-type="float" office:value="77.1946564885496" calcext:value-type="float">
            <text:p>77,19</text:p>
          </table:table-cell>
          <table:table-cell table:formula="of:=100-[.D18]" office:value-type="float" office:value="22.8053435114504" calcext:value-type="float">
            <text:p>22,81</text:p>
          </table:table-cell>
          <table:table-cell office:value-type="float" office:value="211" calcext:value-type="float">
            <text:p>211</text:p>
          </table:table-cell>
          <table:table-cell table:formula="of:=[.F17]/[.F18]*100" office:value-type="float" office:value="66.3507109004739" calcext:value-type="float">
            <text:p>66,35</text:p>
          </table:table-cell>
          <table:table-cell table:style-name="ce4" table:formula="of:=100-[.G18]" office:value-type="float" office:value="33.6492890995261" calcext:value-type="float">
            <text:p>33,65</text:p>
          </table:table-cell>
          <table:table-cell table:style-name="ce1" office:value-type="float" office:value="345" calcext:value-type="float">
            <text:p>345</text:p>
          </table:table-cell>
          <table:table-cell table:style-name="ce4" table:formula="of:=[.I17]/[.I18]*100" office:value-type="float" office:value="78.2608695652174" calcext:value-type="float">
            <text:p>78,26</text:p>
          </table:table-cell>
          <table:table-cell table:style-name="ce4" table:formula="of:=100-[.J18]" office:value-type="float" office:value="21.7391304347826" calcext:value-type="float">
            <text:p>21,74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L17]/[.L18]*100" office:value-type="float" office:value="100" calcext:value-type="float">
            <text:p>100,00</text:p>
          </table:table-cell>
          <table:table-cell table:style-name="ce4" table:formula="of:=100-[.M18]" office:value-type="float" office:value="0" calcext:value-type="float">
            <text:p>0,00</text:p>
          </table:table-cell>
          <table:table-cell table:style-name="ce1" office:value-type="float" office:value="148" calcext:value-type="float">
            <text:p>148</text:p>
          </table:table-cell>
          <table:table-cell table:style-name="ce4" table:formula="of:=[.O17]/[.O18]*100" office:value-type="float" office:value="93.9189189189189" calcext:value-type="float">
            <text:p>93,92</text:p>
          </table:table-cell>
          <table:table-cell table:style-name="ce4" table:formula="of:=100-[.P18]" office:value-type="float" office:value="6.08108108108108" calcext:value-type="float">
            <text:p>6,08</text:p>
          </table:table-cell>
        </table:table-row>
        <table:table-row table:style-name="ro1">
          <table:table-cell/>
          <table:table-cell office:value-type="string" calcext:value-type="string">
            <text:p>Março</text:p>
          </table:table-cell>
          <table:table-cell office:value-type="float" office:value="1701" calcext:value-type="float">
            <text:p>1701</text:p>
          </table:table-cell>
          <table:table-cell table:formula="of:=[.C18]/[.C19]*100" office:value-type="float" office:value="61.6108171663727" calcext:value-type="float">
            <text:p>61,61</text:p>
          </table:table-cell>
          <table:table-cell table:formula="of:=100-[.D19]" office:value-type="float" office:value="38.3891828336273" calcext:value-type="float">
            <text:p>38,39</text:p>
          </table:table-cell>
          <table:table-cell office:value-type="float" office:value="284" calcext:value-type="float">
            <text:p>284</text:p>
          </table:table-cell>
          <table:table-cell table:formula="of:=[.F18]/[.F19]*100" office:value-type="float" office:value="74.2957746478873" calcext:value-type="float">
            <text:p>74,30</text:p>
          </table:table-cell>
          <table:table-cell table:style-name="ce4" table:formula="of:=100-[.G19]" office:value-type="float" office:value="25.7042253521127" calcext:value-type="float">
            <text:p>25,70</text:p>
          </table:table-cell>
          <table:table-cell table:style-name="ce1" office:value-type="float" office:value="484" calcext:value-type="float">
            <text:p>484</text:p>
          </table:table-cell>
          <table:table-cell table:style-name="ce4" table:formula="of:=[.I18]/[.I19]*100" office:value-type="float" office:value="71.2809917355372" calcext:value-type="float">
            <text:p>71,28</text:p>
          </table:table-cell>
          <table:table-cell table:style-name="ce4" table:formula="of:=100-[.J19]" office:value-type="float" office:value="28.7190082644628" calcext:value-type="float">
            <text:p>28,72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L18]/[.L19]*100" office:value-type="float" office:value="76" calcext:value-type="float">
            <text:p>76,00</text:p>
          </table:table-cell>
          <table:table-cell table:style-name="ce4" table:formula="of:=100-[.M19]" office:value-type="float" office:value="24" calcext:value-type="float">
            <text:p>24,00</text:p>
          </table:table-cell>
          <table:table-cell table:style-name="ce1" office:value-type="float" office:value="162" calcext:value-type="float">
            <text:p>162</text:p>
          </table:table-cell>
          <table:table-cell table:style-name="ce4" table:formula="of:=[.O18]/[.O19]*100" office:value-type="float" office:value="91.358024691358" calcext:value-type="float">
            <text:p>91,36</text:p>
          </table:table-cell>
          <table:table-cell table:style-name="ce4" table:formula="of:=100-[.P19]" office:value-type="float" office:value="8.64197530864197" calcext:value-type="float">
            <text:p>8,64</text:p>
          </table:table-cell>
        </table:table-row>
        <table:table-row table:style-name="ro1">
          <table:table-cell/>
          <table:table-cell office:value-type="string" calcext:value-type="string">
            <text:p>Abril</text:p>
          </table:table-cell>
          <table:table-cell office:value-type="float" office:value="2147" calcext:value-type="float">
            <text:p>2147</text:p>
          </table:table-cell>
          <table:table-cell table:formula="of:=[.C19]/[.C20]*100" office:value-type="float" office:value="79.2268281322776" calcext:value-type="float">
            <text:p>79,23</text:p>
          </table:table-cell>
          <table:table-cell table:formula="of:=100-[.D20]" office:value-type="float" office:value="20.7731718677224" calcext:value-type="float">
            <text:p>20,77</text:p>
          </table:table-cell>
          <table:table-cell office:value-type="float" office:value="324" calcext:value-type="float">
            <text:p>324</text:p>
          </table:table-cell>
          <table:table-cell table:formula="of:=[.F19]/[.F20]*100" office:value-type="float" office:value="87.6543209876543" calcext:value-type="float">
            <text:p>87,65</text:p>
          </table:table-cell>
          <table:table-cell table:style-name="ce4" table:formula="of:=100-[.G20]" office:value-type="float" office:value="12.3456790123457" calcext:value-type="float">
            <text:p>12,35</text:p>
          </table:table-cell>
          <table:table-cell table:style-name="ce1" office:value-type="float" office:value="736" calcext:value-type="float">
            <text:p>736</text:p>
          </table:table-cell>
          <table:table-cell table:style-name="ce4" table:formula="of:=[.I19]/[.I20]*100" office:value-type="float" office:value="65.7608695652174" calcext:value-type="float">
            <text:p>65,76</text:p>
          </table:table-cell>
          <table:table-cell table:style-name="ce4" table:formula="of:=100-[.J20]" office:value-type="float" office:value="34.2391304347826" calcext:value-type="float">
            <text:p>34,24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L19]/[.L20]*100" office:value-type="float" office:value="92.5925925925926" calcext:value-type="float">
            <text:p>92,59</text:p>
          </table:table-cell>
          <table:table-cell table:style-name="ce4" table:formula="of:=100-[.M20]" office:value-type="float" office:value="7.40740740740741" calcext:value-type="float">
            <text:p>7,41</text:p>
          </table:table-cell>
          <table:table-cell table:style-name="ce1" office:value-type="float" office:value="234" calcext:value-type="float">
            <text:p>234</text:p>
          </table:table-cell>
          <table:table-cell table:style-name="ce4" table:formula="of:=[.O19]/[.O20]*100" office:value-type="float" office:value="69.2307692307692" calcext:value-type="float">
            <text:p>69,23</text:p>
          </table:table-cell>
          <table:table-cell table:style-name="ce4" table:formula="of:=100-[.P20]" office:value-type="float" office:value="30.7692307692308" calcext:value-type="float">
            <text:p>30,77</text:p>
          </table:table-cell>
        </table:table-row>
        <table:table-row table:style-name="ro1">
          <table:table-cell/>
          <table:table-cell office:value-type="string" calcext:value-type="string">
            <text:p>Maio</text:p>
          </table:table-cell>
          <table:table-cell office:value-type="float" office:value="2367" calcext:value-type="float">
            <text:p>2367</text:p>
          </table:table-cell>
          <table:table-cell table:formula="of:=[.C20]/[.C21]*100" office:value-type="float" office:value="90.7055344317702" calcext:value-type="float">
            <text:p>90,71</text:p>
          </table:table-cell>
          <table:table-cell table:formula="of:=100-[.D21]" office:value-type="float" office:value="9.29446556822983" calcext:value-type="float">
            <text:p>9,29</text:p>
          </table:table-cell>
          <table:table-cell office:value-type="float" office:value="362" calcext:value-type="float">
            <text:p>362</text:p>
          </table:table-cell>
          <table:table-cell table:formula="of:=[.F20]/[.F21]*100" office:value-type="float" office:value="89.5027624309392" calcext:value-type="float">
            <text:p>89,50</text:p>
          </table:table-cell>
          <table:table-cell table:style-name="ce4" table:formula="of:=100-[.G21]" office:value-type="float" office:value="10.4972375690608" calcext:value-type="float">
            <text:p>10,50</text:p>
          </table:table-cell>
          <table:table-cell table:style-name="ce1" office:value-type="float" office:value="957" calcext:value-type="float">
            <text:p>957</text:p>
          </table:table-cell>
          <table:table-cell table:style-name="ce4" table:formula="of:=[.I20]/[.I21]*100" office:value-type="float" office:value="76.9070010449321" calcext:value-type="float">
            <text:p>76,91</text:p>
          </table:table-cell>
          <table:table-cell table:style-name="ce4" table:formula="of:=100-[.J21]" office:value-type="float" office:value="23.0929989550679" calcext:value-type="float">
            <text:p>23,09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L20]/[.L21]*100" office:value-type="float" office:value="87.0967741935484" calcext:value-type="float">
            <text:p>87,10</text:p>
          </table:table-cell>
          <table:table-cell table:style-name="ce4" table:formula="of:=100-[.M21]" office:value-type="float" office:value="12.9032258064516" calcext:value-type="float">
            <text:p>12,90</text:p>
          </table:table-cell>
          <table:table-cell table:style-name="ce1" office:value-type="float" office:value="260" calcext:value-type="float">
            <text:p>260</text:p>
          </table:table-cell>
          <table:table-cell table:style-name="ce4" table:formula="of:=[.O20]/[.O21]*100" office:value-type="float" office:value="90" calcext:value-type="float">
            <text:p>90,00</text:p>
          </table:table-cell>
          <table:table-cell table:style-name="ce4" table:formula="of:=100-[.P21]" office:value-type="float" office:value="10" calcext:value-type="float">
            <text:p>10,00</text:p>
          </table:table-cell>
        </table:table-row>
        <table:table-row table:style-name="ro1">
          <table:table-cell/>
          <table:table-cell office:value-type="string" calcext:value-type="string">
            <text:p>Junho</text:p>
          </table:table-cell>
          <table:table-cell office:value-type="float" office:value="2547" calcext:value-type="float">
            <text:p>2547</text:p>
          </table:table-cell>
          <table:table-cell table:formula="of:=[.C21]/[.C22]*100" office:value-type="float" office:value="92.9328621908127" calcext:value-type="float">
            <text:p>92,93</text:p>
          </table:table-cell>
          <table:table-cell table:formula="of:=100-[.D22]" office:value-type="float" office:value="7.06713780918727" calcext:value-type="float">
            <text:p>7,07</text:p>
          </table:table-cell>
          <table:table-cell office:value-type="float" office:value="391" calcext:value-type="float">
            <text:p>391</text:p>
          </table:table-cell>
          <table:table-cell table:formula="of:=[.F21]/[.F22]*100" office:value-type="float" office:value="92.5831202046036" calcext:value-type="float">
            <text:p>92,58</text:p>
          </table:table-cell>
          <table:table-cell table:style-name="ce4" table:formula="of:=100-[.G22]" office:value-type="float" office:value="7.41687979539643" calcext:value-type="float">
            <text:p>7,42</text:p>
          </table:table-cell>
          <table:table-cell table:style-name="ce1" office:value-type="float" office:value="1090" calcext:value-type="float">
            <text:p>1090</text:p>
          </table:table-cell>
          <table:table-cell table:style-name="ce4" table:formula="of:=[.I21]/[.I22]*100" office:value-type="float" office:value="87.7981651376147" calcext:value-type="float">
            <text:p>87,80</text:p>
          </table:table-cell>
          <table:table-cell table:style-name="ce4" table:formula="of:=100-[.J22]" office:value-type="float" office:value="12.2018348623853" calcext:value-type="float">
            <text:p>12,20</text:p>
          </table:table-cell>
          <table:table-cell table:style-name="ce1" office:value-type="float" office:value="38" calcext:value-type="float">
            <text:p>38</text:p>
          </table:table-cell>
          <table:table-cell table:style-name="ce4" table:formula="of:=[.L21]/[.L22]*100" office:value-type="float" office:value="81.5789473684211" calcext:value-type="float">
            <text:p>81,58</text:p>
          </table:table-cell>
          <table:table-cell table:style-name="ce4" table:formula="of:=100-[.M22]" office:value-type="float" office:value="18.4210526315789" calcext:value-type="float">
            <text:p>18,42</text:p>
          </table:table-cell>
          <table:table-cell table:style-name="ce1" office:value-type="float" office:value="303" calcext:value-type="float">
            <text:p>303</text:p>
          </table:table-cell>
          <table:table-cell table:style-name="ce4" table:formula="of:=[.O21]/[.O22]*100" office:value-type="float" office:value="85.8085808580858" calcext:value-type="float">
            <text:p>85,81</text:p>
          </table:table-cell>
          <table:table-cell table:style-name="ce4" table:formula="of:=100-[.P22]" office:value-type="float" office:value="14.1914191419142" calcext:value-type="float">
            <text:p>14,19</text:p>
          </table:table-cell>
        </table:table-row>
        <table:table-row table:style-name="ro1">
          <table:table-cell/>
          <table:table-cell office:value-type="string" calcext:value-type="string">
            <text:p>Julho</text:p>
          </table:table-cell>
          <table:table-cell office:value-type="float" office:value="2750" calcext:value-type="float">
            <text:p>2750</text:p>
          </table:table-cell>
          <table:table-cell table:formula="of:=[.C22]/[.C23]*100" office:value-type="float" office:value="92.6181818181818" calcext:value-type="float">
            <text:p>92,62</text:p>
          </table:table-cell>
          <table:table-cell table:formula="of:=100-[.D23]" office:value-type="float" office:value="7.38181818181818" calcext:value-type="float">
            <text:p>7,38</text:p>
          </table:table-cell>
          <table:table-cell office:value-type="float" office:value="417" calcext:value-type="float">
            <text:p>417</text:p>
          </table:table-cell>
          <table:table-cell table:formula="of:=[.F22]/[.F23]*100" office:value-type="float" office:value="93.7649880095923" calcext:value-type="float">
            <text:p>93,76</text:p>
          </table:table-cell>
          <table:table-cell table:style-name="ce4" table:formula="of:=100-[.G23]" office:value-type="float" office:value="6.23501199040767" calcext:value-type="float">
            <text:p>6,24</text:p>
          </table:table-cell>
          <table:table-cell table:style-name="ce1" office:value-type="float" office:value="1202" calcext:value-type="float">
            <text:p>1202</text:p>
          </table:table-cell>
          <table:table-cell table:style-name="ce4" table:formula="of:=[.I22]/[.I23]*100" office:value-type="float" office:value="90.6821963394343" calcext:value-type="float">
            <text:p>90,68</text:p>
          </table:table-cell>
          <table:table-cell table:style-name="ce4" table:formula="of:=100-[.J23]" office:value-type="float" office:value="9.31780366056573" calcext:value-type="float">
            <text:p>9,32</text:p>
          </table:table-cell>
          <table:table-cell table:style-name="ce1" office:value-type="float" office:value="39" calcext:value-type="float">
            <text:p>39</text:p>
          </table:table-cell>
          <table:table-cell table:style-name="ce4" table:formula="of:=[.L22]/[.L23]*100" office:value-type="float" office:value="97.4358974358974" calcext:value-type="float">
            <text:p>97,44</text:p>
          </table:table-cell>
          <table:table-cell table:style-name="ce4" table:formula="of:=100-[.M23]" office:value-type="float" office:value="2.56410256410257" calcext:value-type="float">
            <text:p>2,56</text:p>
          </table:table-cell>
          <table:table-cell table:style-name="ce1" office:value-type="float" office:value="326" calcext:value-type="float">
            <text:p>326</text:p>
          </table:table-cell>
          <table:table-cell table:style-name="ce4" table:formula="of:=[.O22]/[.O23]*100" office:value-type="float" office:value="92.9447852760736" calcext:value-type="float">
            <text:p>92,94</text:p>
          </table:table-cell>
          <table:table-cell table:style-name="ce4" table:formula="of:=100-[.P23]" office:value-type="float" office:value="7.05521472392638" calcext:value-type="float">
            <text:p>7,06</text:p>
          </table:table-cell>
        </table:table-row>
        <table:table-row table:style-name="ro1">
          <table:table-cell/>
          <table:table-cell office:value-type="string" calcext:value-type="string">
            <text:p>Agosto</text:p>
          </table:table-cell>
          <table:table-cell office:value-type="float" office:value="2983" calcext:value-type="float">
            <text:p>2983</text:p>
          </table:table-cell>
          <table:table-cell table:formula="of:=[.C23]/[.C24]*100" office:value-type="float" office:value="92.1890714046262" calcext:value-type="float">
            <text:p>92,19</text:p>
          </table:table-cell>
          <table:table-cell table:formula="of:=100-[.D24]" office:value-type="float" office:value="7.8109285953738" calcext:value-type="float">
            <text:p>7,81</text:p>
          </table:table-cell>
          <table:table-cell office:value-type="float" office:value="443" calcext:value-type="float">
            <text:p>443</text:p>
          </table:table-cell>
          <table:table-cell table:formula="of:=[.F23]/[.F24]*100" office:value-type="float" office:value="94.1309255079007" calcext:value-type="float">
            <text:p>94,13</text:p>
          </table:table-cell>
          <table:table-cell table:style-name="ce4" table:formula="of:=100-[.G24]" office:value-type="float" office:value="5.86907449209933" calcext:value-type="float">
            <text:p>5,87</text:p>
          </table:table-cell>
          <table:table-cell table:style-name="ce1" office:value-type="float" office:value="1265" calcext:value-type="float">
            <text:p>1265</text:p>
          </table:table-cell>
          <table:table-cell table:style-name="ce4" table:formula="of:=[.I23]/[.I24]*100" office:value-type="float" office:value="95.0197628458498" calcext:value-type="float">
            <text:p>95,02</text:p>
          </table:table-cell>
          <table:table-cell table:style-name="ce4" table:formula="of:=100-[.J24]" office:value-type="float" office:value="4.9802371541502" calcext:value-type="float">
            <text:p>4,98</text:p>
          </table:table-cell>
          <table:table-cell table:style-name="ce1" office:value-type="float" office:value="41" calcext:value-type="float">
            <text:p>41</text:p>
          </table:table-cell>
          <table:table-cell table:style-name="ce4" table:formula="of:=[.L23]/[.L24]*100" office:value-type="float" office:value="95.1219512195122" calcext:value-type="float">
            <text:p>95,12</text:p>
          </table:table-cell>
          <table:table-cell table:style-name="ce4" table:formula="of:=100-[.M24]" office:value-type="float" office:value="4.8780487804878" calcext:value-type="float">
            <text:p>4,88</text:p>
          </table:table-cell>
          <table:table-cell table:style-name="ce1" office:value-type="float" office:value="331" calcext:value-type="float">
            <text:p>331</text:p>
          </table:table-cell>
          <table:table-cell table:style-name="ce4" table:formula="of:=[.O23]/[.O24]*100" office:value-type="float" office:value="98.4894259818731" calcext:value-type="float">
            <text:p>98,49</text:p>
          </table:table-cell>
          <table:table-cell table:style-name="ce4" table:formula="of:=100-[.P24]" office:value-type="float" office:value="1.51057401812689" calcext:value-type="float">
            <text:p>1,51</text:p>
          </table:table-cell>
        </table:table-row>
        <table:table-row table:style-name="ro1">
          <table:table-cell/>
          <table:table-cell office:value-type="string" calcext:value-type="string">
            <text:p>Setembro</text:p>
          </table:table-cell>
          <table:table-cell office:value-type="float" office:value="3090" calcext:value-type="float">
            <text:p>3090</text:p>
          </table:table-cell>
          <table:table-cell table:formula="of:=[.C24]/[.C25]*100" office:value-type="float" office:value="96.537216828479" calcext:value-type="float">
            <text:p>96,54</text:p>
          </table:table-cell>
          <table:table-cell table:formula="of:=100-[.D25]" office:value-type="float" office:value="3.46278317152104" calcext:value-type="float">
            <text:p>3,46</text:p>
          </table:table-cell>
          <table:table-cell office:value-type="float" office:value="460" calcext:value-type="float">
            <text:p>460</text:p>
          </table:table-cell>
          <table:table-cell table:formula="of:=[.F24]/[.F25]*100" office:value-type="float" office:value="96.304347826087" calcext:value-type="float">
            <text:p>96,30</text:p>
          </table:table-cell>
          <table:table-cell table:style-name="ce4" table:formula="of:=100-[.G25]" office:value-type="float" office:value="3.69565217391305" calcext:value-type="float">
            <text:p>3,70</text:p>
          </table:table-cell>
          <table:table-cell table:style-name="ce1" office:value-type="float" office:value="1319" calcext:value-type="float">
            <text:p>1319</text:p>
          </table:table-cell>
          <table:table-cell table:style-name="ce4" table:formula="of:=[.I24]/[.I25]*100" office:value-type="float" office:value="95.9059893858984" calcext:value-type="float">
            <text:p>95,91</text:p>
          </table:table-cell>
          <table:table-cell table:style-name="ce4" table:formula="of:=100-[.J25]" office:value-type="float" office:value="4.09401061410159" calcext:value-type="float">
            <text:p>4,09</text:p>
          </table:table-cell>
          <table:table-cell table:style-name="ce1" office:value-type="float" office:value="41" calcext:value-type="float">
            <text:p>41</text:p>
          </table:table-cell>
          <table:table-cell table:style-name="ce4" table:formula="of:=[.L24]/[.L25]*100" office:value-type="float" office:value="100" calcext:value-type="float">
            <text:p>100,00</text:p>
          </table:table-cell>
          <table:table-cell table:style-name="ce4" table:formula="of:=100-[.M25]" office:value-type="float" office:value="0" calcext:value-type="float">
            <text:p>0,00</text:p>
          </table:table-cell>
          <table:table-cell table:style-name="ce1" office:value-type="float" office:value="334" calcext:value-type="float">
            <text:p>334</text:p>
          </table:table-cell>
          <table:table-cell table:style-name="ce4" table:formula="of:=[.O24]/[.O25]*100" office:value-type="float" office:value="99.1017964071856" calcext:value-type="float">
            <text:p>99,10</text:p>
          </table:table-cell>
          <table:table-cell table:style-name="ce4" table:formula="of:=100-[.P25]" office:value-type="float" office:value="0.898203592814369" calcext:value-type="float">
            <text:p>0,90</text:p>
          </table:table-cell>
        </table:table-row>
        <table:table-row table:style-name="ro1">
          <table:table-cell/>
          <table:table-cell office:value-type="string" calcext:value-type="string">
            <text:p>Outubro</text:p>
          </table:table-cell>
          <table:table-cell office:value-type="float" office:value="3161" calcext:value-type="float">
            <text:p>3161</text:p>
          </table:table-cell>
          <table:table-cell table:formula="of:=[.C25]/[.C26]*100" office:value-type="float" office:value="97.7538753559" calcext:value-type="float">
            <text:p>97,75</text:p>
          </table:table-cell>
          <table:table-cell table:formula="of:=100-[.D26]" office:value-type="float" office:value="2.24612464409996" calcext:value-type="float">
            <text:p>2,25</text:p>
          </table:table-cell>
          <table:table-cell office:value-type="float" office:value="470" calcext:value-type="float">
            <text:p>470</text:p>
          </table:table-cell>
          <table:table-cell table:formula="of:=[.F25]/[.F26]*100" office:value-type="float" office:value="97.8723404255319" calcext:value-type="float">
            <text:p>97,87</text:p>
          </table:table-cell>
          <table:table-cell table:style-name="ce4" table:formula="of:=100-[.G26]" office:value-type="float" office:value="2.12765957446808" calcext:value-type="float">
            <text:p>2,13</text:p>
          </table:table-cell>
          <table:table-cell table:style-name="ce1" office:value-type="float" office:value="1349" calcext:value-type="float">
            <text:p>1349</text:p>
          </table:table-cell>
          <table:table-cell table:style-name="ce4" table:formula="of:=[.I25]/[.I26]*100" office:value-type="float" office:value="97.7761304670126" calcext:value-type="float">
            <text:p>97,78</text:p>
          </table:table-cell>
          <table:table-cell table:style-name="ce4" table:formula="of:=100-[.J26]" office:value-type="float" office:value="2.22386953298739" calcext:value-type="float">
            <text:p>2,22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L25]/[.L26]*100" office:value-type="float" office:value="97.6190476190476" calcext:value-type="float">
            <text:p>97,62</text:p>
          </table:table-cell>
          <table:table-cell table:style-name="ce4" table:formula="of:=100-[.M26]" office:value-type="float" office:value="2.38095238095238" calcext:value-type="float">
            <text:p>2,38</text:p>
          </table:table-cell>
          <table:table-cell table:style-name="ce1" office:value-type="float" office:value="336" calcext:value-type="float">
            <text:p>336</text:p>
          </table:table-cell>
          <table:table-cell table:style-name="ce4" table:formula="of:=[.O25]/[.O26]*100" office:value-type="float" office:value="99.4047619047619" calcext:value-type="float">
            <text:p>99,40</text:p>
          </table:table-cell>
          <table:table-cell table:style-name="ce4" table:formula="of:=100-[.P26]" office:value-type="float" office:value="0.595238095238088" calcext:value-type="float">
            <text:p>0,60</text:p>
          </table:table-cell>
        </table:table-row>
        <table:table-row table:style-name="ro1">
          <table:table-cell/>
          <table:table-cell office:value-type="string" calcext:value-type="string">
            <text:p>Novembro</text:p>
          </table:table-cell>
          <table:table-cell office:value-type="float" office:value="3180" calcext:value-type="float">
            <text:p>3180</text:p>
          </table:table-cell>
          <table:table-cell table:formula="of:=[.C26]/[.C27]*100" office:value-type="float" office:value="99.4025157232704" calcext:value-type="float">
            <text:p>99,40</text:p>
          </table:table-cell>
          <table:table-cell table:formula="of:=100-[.D27]" office:value-type="float" office:value="0.59748427672956" calcext:value-type="float">
            <text:p>0,60</text:p>
          </table:table-cell>
          <table:table-cell office:value-type="float" office:value="473" calcext:value-type="float">
            <text:p>473</text:p>
          </table:table-cell>
          <table:table-cell table:formula="of:=[.F26]/[.F27]*100" office:value-type="float" office:value="99.3657505285412" calcext:value-type="float">
            <text:p>99,37</text:p>
          </table:table-cell>
          <table:table-cell table:style-name="ce4" table:formula="of:=100-[.G27]" office:value-type="float" office:value="0.634249471458773" calcext:value-type="float">
            <text:p>0,63</text:p>
          </table:table-cell>
          <table:table-cell table:style-name="ce1" office:value-type="float" office:value="1374" calcext:value-type="float">
            <text:p>1374</text:p>
          </table:table-cell>
          <table:table-cell table:style-name="ce4" table:formula="of:=[.I26]/[.I27]*100" office:value-type="float" office:value="98.1804949053857" calcext:value-type="float">
            <text:p>98,18</text:p>
          </table:table-cell>
          <table:table-cell table:style-name="ce4" table:formula="of:=100-[.J27]" office:value-type="float" office:value="1.81950509461426" calcext:value-type="float">
            <text:p>1,82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L26]/[.L27]*100" office:value-type="float" office:value="100" calcext:value-type="float">
            <text:p>100,00</text:p>
          </table:table-cell>
          <table:table-cell table:style-name="ce4" table:formula="of:=100-[.M27]" office:value-type="float" office:value="0" calcext:value-type="float">
            <text:p>0,00</text:p>
          </table:table-cell>
          <table:table-cell table:style-name="ce1" office:value-type="float" office:value="336" calcext:value-type="float">
            <text:p>336</text:p>
          </table:table-cell>
          <table:table-cell table:style-name="ce4" table:formula="of:=[.O26]/[.O27]*100" office:value-type="float" office:value="100" calcext:value-type="float">
            <text:p>100,00</text:p>
          </table:table-cell>
          <table:table-cell table:style-name="ce4" table:formula="of:=100-[.P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ezembro</text:p>
          </table:table-cell>
          <table:table-cell table:style-name="ce2" office:value-type="float" office:value="3187" calcext:value-type="float">
            <text:p>3187</text:p>
          </table:table-cell>
          <table:table-cell table:formula="of:=[.C27]/[.C28]*100" office:value-type="float" office:value="99.7803577031691" calcext:value-type="float">
            <text:p>99,78</text:p>
          </table:table-cell>
          <table:table-cell table:formula="of:=100-[.D28]" office:value-type="float" office:value="0.219642296830884" calcext:value-type="float">
            <text:p>0,22</text:p>
          </table:table-cell>
          <table:table-cell table:style-name="ce2" office:value-type="float" office:value="474" calcext:value-type="float">
            <text:p>474</text:p>
          </table:table-cell>
          <table:table-cell table:formula="of:=[.F27]/[.F28]*100" office:value-type="float" office:value="99.789029535865" calcext:value-type="float">
            <text:p>99,79</text:p>
          </table:table-cell>
          <table:table-cell table:style-name="ce4" table:formula="of:=100-[.G28]" office:value-type="float" office:value="0.210970464135016" calcext:value-type="float">
            <text:p>0,21</text:p>
          </table:table-cell>
          <table:table-cell table:style-name="ce2" office:value-type="float" office:value="1388" calcext:value-type="float">
            <text:p>1388</text:p>
          </table:table-cell>
          <table:table-cell table:style-name="ce4" table:formula="of:=[.I27]/[.I28]*100" office:value-type="float" office:value="98.9913544668588" calcext:value-type="float">
            <text:p>98,99</text:p>
          </table:table-cell>
          <table:table-cell table:style-name="ce4" table:formula="of:=100-[.J28]" office:value-type="float" office:value="1.00864553314121" calcext:value-type="float">
            <text:p>1,01</text:p>
          </table:table-cell>
          <table:table-cell table:style-name="ce2" office:value-type="float" office:value="43" calcext:value-type="float">
            <text:p>43</text:p>
          </table:table-cell>
          <table:table-cell table:style-name="ce4" table:formula="of:=[.L27]/[.L28]*100" office:value-type="float" office:value="97.6744186046512" calcext:value-type="float">
            <text:p>97,67</text:p>
          </table:table-cell>
          <table:table-cell table:style-name="ce4" table:formula="of:=100-[.M28]" office:value-type="float" office:value="2.32558139534885" calcext:value-type="float">
            <text:p>2,33</text:p>
          </table:table-cell>
          <table:table-cell table:style-name="ce2" office:value-type="float" office:value="336" calcext:value-type="float">
            <text:p>336</text:p>
          </table:table-cell>
          <table:table-cell table:style-name="ce4" table:formula="of:=[.O27]/[.O28]*100" office:value-type="float" office:value="100" calcext:value-type="float">
            <text:p>100,00</text:p>
          </table:table-cell>
          <table:table-cell table:style-name="ce4" table:formula="of:=100-[.P28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eiro</text:p>
          </table:table-cell>
          <table:table-cell office:value-type="float" office:value="3233" calcext:value-type="float">
            <text:p>3233</text:p>
          </table:table-cell>
          <table:table-cell table:formula="of:=[.C28]/[.C29]*100" office:value-type="float" office:value="98.5771729044231" calcext:value-type="float">
            <text:p>98,58</text:p>
          </table:table-cell>
          <table:table-cell table:formula="of:=100-[.D29]" office:value-type="float" office:value="1.42282709557686" calcext:value-type="float">
            <text:p>1,42</text:p>
          </table:table-cell>
          <table:table-cell office:value-type="float" office:value="476" calcext:value-type="float">
            <text:p>476</text:p>
          </table:table-cell>
          <table:table-cell table:formula="of:=[.F28]/[.F29]*100" office:value-type="float" office:value="99.5798319327731" calcext:value-type="float">
            <text:p>99,58</text:p>
          </table:table-cell>
          <table:table-cell table:style-name="ce4" table:formula="of:=100-[.G29]" office:value-type="float" office:value="0.420168067226882" calcext:value-type="float">
            <text:p>0,42</text:p>
          </table:table-cell>
          <table:table-cell table:style-name="ce1" office:value-type="float" office:value="1429" calcext:value-type="float">
            <text:p>1429</text:p>
          </table:table-cell>
          <table:table-cell table:style-name="ce4" table:formula="of:=[.I28]/[.I29]*100" office:value-type="float" office:value="97.1308607417775" calcext:value-type="float">
            <text:p>97,13</text:p>
          </table:table-cell>
          <table:table-cell table:style-name="ce4" table:formula="of:=100-[.J29]" office:value-type="float" office:value="2.86913925822253" calcext:value-type="float">
            <text:p>2,87</text:p>
          </table:table-cell>
          <table:table-cell table:style-name="ce1" office:value-type="float" office:value="43" calcext:value-type="float">
            <text:p>43</text:p>
          </table:table-cell>
          <table:table-cell table:style-name="ce4" table:formula="of:=[.L28]/[.L29]*100" office:value-type="float" office:value="100" calcext:value-type="float">
            <text:p>100,00</text:p>
          </table:table-cell>
          <table:table-cell table:style-name="ce4" table:formula="of:=100-[.M29]" office:value-type="float" office:value="0" calcext:value-type="float">
            <text:p>0,00</text:p>
          </table:table-cell>
          <table:table-cell table:style-name="ce1" office:value-type="float" office:value="336" calcext:value-type="float">
            <text:p>336</text:p>
          </table:table-cell>
          <table:table-cell table:style-name="ce4" table:formula="of:=[.O28]/[.O29]*100" office:value-type="float" office:value="100" calcext:value-type="float">
            <text:p>100,00</text:p>
          </table:table-cell>
          <table:table-cell table:style-name="ce4" table:formula="of:=100-[.P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Fevereiro</text:p>
          </table:table-cell>
          <table:table-cell office:value-type="float" office:value="3312" calcext:value-type="float">
            <text:p>3312</text:p>
          </table:table-cell>
          <table:table-cell table:formula="of:=[.C29]/[.C30]*100" office:value-type="float" office:value="97.6147342995169" calcext:value-type="float">
            <text:p>97,61</text:p>
          </table:table-cell>
          <table:table-cell table:formula="of:=100-[.D30]" office:value-type="float" office:value="2.3852657004831" calcext:value-type="float">
            <text:p>2,39</text:p>
          </table:table-cell>
          <table:table-cell office:value-type="float" office:value="495" calcext:value-type="float">
            <text:p>495</text:p>
          </table:table-cell>
          <table:table-cell table:formula="of:=[.F29]/[.F30]*100" office:value-type="float" office:value="96.1616161616162" calcext:value-type="float">
            <text:p>96,16</text:p>
          </table:table-cell>
          <table:table-cell table:style-name="ce4" table:formula="of:=100-[.G30]" office:value-type="float" office:value="3.83838383838383" calcext:value-type="float">
            <text:p>3,84</text:p>
          </table:table-cell>
          <table:table-cell table:style-name="ce1" office:value-type="float" office:value="1497" calcext:value-type="float">
            <text:p>1497</text:p>
          </table:table-cell>
          <table:table-cell table:style-name="ce4" table:formula="of:=[.I29]/[.I30]*100" office:value-type="float" office:value="95.4575818303273" calcext:value-type="float">
            <text:p>95,46</text:p>
          </table:table-cell>
          <table:table-cell table:style-name="ce4" table:formula="of:=100-[.J30]" office:value-type="float" office:value="4.54241816967269" calcext:value-type="float">
            <text:p>4,54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L29]/[.L30]*100" office:value-type="float" office:value="95.5555555555556" calcext:value-type="float">
            <text:p>95,56</text:p>
          </table:table-cell>
          <table:table-cell table:style-name="ce4" table:formula="of:=100-[.M30]" office:value-type="float" office:value="4.44444444444444" calcext:value-type="float">
            <text:p>4,44</text:p>
          </table:table-cell>
          <table:table-cell table:style-name="ce1" office:value-type="float" office:value="350" calcext:value-type="float">
            <text:p>350</text:p>
          </table:table-cell>
          <table:table-cell table:style-name="ce4" table:formula="of:=[.O29]/[.O30]*100" office:value-type="float" office:value="96" calcext:value-type="float">
            <text:p>96,00</text:p>
          </table:table-cell>
          <table:table-cell table:style-name="ce4" table:formula="of:=100-[.P30]" office:value-type="float" office:value="4" calcext:value-type="float">
            <text:p>4,00</text:p>
          </table:table-cell>
        </table:table-row>
        <table:table-row table:style-name="ro1">
          <table:table-cell/>
          <table:table-cell office:value-type="string" calcext:value-type="string">
            <text:p>Marco</text:p>
          </table:table-cell>
          <table:table-cell office:value-type="float" office:value="3337" calcext:value-type="float">
            <text:p>3337</text:p>
          </table:table-cell>
          <table:table-cell table:formula="of:=[.C30]/[.C31]*100" office:value-type="float" office:value="99.2508240934972" calcext:value-type="float">
            <text:p>99,25</text:p>
          </table:table-cell>
          <table:table-cell table:formula="of:=100-[.D31]" office:value-type="float" office:value="0.749175906502842" calcext:value-type="float">
            <text:p>0,75</text:p>
          </table:table-cell>
          <table:table-cell office:value-type="float" office:value="502" calcext:value-type="float">
            <text:p>502</text:p>
          </table:table-cell>
          <table:table-cell table:formula="of:=[.F30]/[.F31]*100" office:value-type="float" office:value="98.605577689243" calcext:value-type="float">
            <text:p>98,61</text:p>
          </table:table-cell>
          <table:table-cell table:style-name="ce4" table:formula="of:=100-[.G31]" office:value-type="float" office:value="1.39442231075697" calcext:value-type="float">
            <text:p>1,39</text:p>
          </table:table-cell>
          <table:table-cell table:style-name="ce1" office:value-type="float" office:value="1528" calcext:value-type="float">
            <text:p>1528</text:p>
          </table:table-cell>
          <table:table-cell table:style-name="ce4" table:formula="of:=[.I30]/[.I31]*100" office:value-type="float" office:value="97.9712041884817" calcext:value-type="float">
            <text:p>97,97</text:p>
          </table:table-cell>
          <table:table-cell table:style-name="ce4" table:formula="of:=100-[.J31]" office:value-type="float" office:value="2.02879581151832" calcext:value-type="float">
            <text:p>2,03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L30]/[.L31]*100" office:value-type="float" office:value="100" calcext:value-type="float">
            <text:p>100,00</text:p>
          </table:table-cell>
          <table:table-cell table:style-name="ce4" table:formula="of:=100-[.M31]" office:value-type="float" office:value="0" calcext:value-type="float">
            <text:p>0,00</text:p>
          </table:table-cell>
          <table:table-cell table:style-name="ce1" office:value-type="float" office:value="352" calcext:value-type="float">
            <text:p>352</text:p>
          </table:table-cell>
          <table:table-cell table:style-name="ce4" table:formula="of:=[.O30]/[.O31]*100" office:value-type="float" office:value="99.4318181818182" calcext:value-type="float">
            <text:p>99,43</text:p>
          </table:table-cell>
          <table:table-cell table:style-name="ce4" table:formula="of:=100-[.P31]" office:value-type="float" office:value="0.568181818181827" calcext:value-type="float">
            <text:p>0,57</text:p>
          </table:table-cell>
        </table:table-row>
        <table:table-row table:style-name="ro1">
          <table:table-cell/>
          <table:table-cell office:value-type="string" calcext:value-type="string">
            <text:p>abril</text:p>
          </table:table-cell>
          <table:table-cell office:value-type="float" office:value="3338" calcext:value-type="float">
            <text:p>3338</text:p>
          </table:table-cell>
          <table:table-cell table:formula="of:=[.C31]/[.C32]*100" office:value-type="float" office:value="99.9700419412822" calcext:value-type="float">
            <text:p>99,97</text:p>
          </table:table-cell>
          <table:table-cell table:formula="of:=100-[.D32]" office:value-type="float" office:value="0.0299580587177957" calcext:value-type="float">
            <text:p>0,03</text:p>
          </table:table-cell>
          <table:table-cell office:value-type="float" office:value="505" calcext:value-type="float">
            <text:p>505</text:p>
          </table:table-cell>
          <table:table-cell table:formula="of:=[.F31]/[.F32]*100" office:value-type="float" office:value="99.4059405940594" calcext:value-type="float">
            <text:p>99,41</text:p>
          </table:table-cell>
          <table:table-cell table:style-name="ce4" table:formula="of:=100-[.G32]" office:value-type="float" office:value="0.594059405940598" calcext:value-type="float">
            <text:p>0,59</text:p>
          </table:table-cell>
          <table:table-cell table:style-name="ce1" office:value-type="float" office:value="1531" calcext:value-type="float">
            <text:p>1531</text:p>
          </table:table-cell>
          <table:table-cell table:style-name="ce4" table:formula="of:=[.I31]/[.I32]*100" office:value-type="float" office:value="99.8040496407577" calcext:value-type="float">
            <text:p>99,80</text:p>
          </table:table-cell>
          <table:table-cell table:style-name="ce4" table:formula="of:=100-[.J32]" office:value-type="float" office:value="0.195950359242332" calcext:value-type="float">
            <text:p>0,20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L31]/[.L32]*100" office:value-type="float" office:value="100" calcext:value-type="float">
            <text:p>100,00</text:p>
          </table:table-cell>
          <table:table-cell table:style-name="ce4" table:formula="of:=100-[.M32]" office:value-type="float" office:value="0" calcext:value-type="float">
            <text:p>0,00</text:p>
          </table:table-cell>
          <table:table-cell table:style-name="ce1" office:value-type="float" office:value="353" calcext:value-type="float">
            <text:p>353</text:p>
          </table:table-cell>
          <table:table-cell table:style-name="ce4" table:formula="of:=[.O31]/[.O32]*100" office:value-type="float" office:value="99.7167138810198" calcext:value-type="float">
            <text:p>99,72</text:p>
          </table:table-cell>
          <table:table-cell table:style-name="ce4" table:formula="of:=100-[.P32]" office:value-type="float" office:value="0.283286118980172" calcext:value-type="float">
            <text:p>0,28</text:p>
          </table:table-cell>
        </table:table-row>
        <table:table-row table:style-name="ro1" table:number-rows-repeated="4">
          <table:table-cell table:style-name="Default" table:number-columns-repeated="7"/>
          <table:table-cell table:number-columns-repeated="10"/>
        </table:table-row>
        <table:table-row table:style-name="ro1">
          <table:table-cell table:style-name="Default" table:number-columns-repeated="7"/>
          <table:table-cell table:number-columns-repeated="8"/>
          <table:table-cell table:formula="of:=78.2+21.79" office:value-type="float" office:value="99.99" calcext:value-type="float">
            <text:p>99,99</text:p>
          </table:table-cell>
          <table:table-cell table:formula="of:=61*100/78" office:value-type="float" office:value="78.2051282051282" calcext:value-type="float">
            <text:p>78,2051282051282</text:p>
          </table:table-cell>
        </table:table-row>
        <table:table-row table:style-name="ro2">
          <table:table-cell table:style-name="ce8" office:value-type="string" calcext:value-type="string">
            <text:p>ANO</text:p>
          </table:table-cell>
          <table:table-cell table:style-name="ce16" office:value-type="string" calcext:value-type="string">
            <text:p>MES</text:p>
          </table:table-cell>
          <table:table-cell table:style-name="ce8" office:value-type="string" calcext:value-type="string">
            <text:p>UBERLANDIA</text:p>
          </table:table-cell>
          <table:table-cell table:style-name="ce8" office:value-type="string" calcext:value-type="string">
            <text:p>ARAGUARI</text:p>
          </table:table-cell>
          <table:table-cell table:style-name="ce8" office:value-type="string" calcext:value-type="string">
            <text:p>UBERABA</text:p>
          </table:table-cell>
          <table:table-cell table:style-name="ce8" office:value-type="string" calcext:value-type="string">
            <text:p>MONTE</text:p>
            <text:p>ALEGRE</text:p>
          </table:table-cell>
          <table:table-cell table:style-name="ce8" office:value-type="string" calcext:value-type="string">
            <text:p>TEÓFILO</text:p>
            <text:p>OTONI</text:p>
          </table:table-cell>
          <table:table-cell table:number-columns-repeated="1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io</text:p>
          </table:table-cell>
          <table:table-cell table:style-name="ce19" office:value-type="float" office:value="52.9411764705882" calcext:value-type="float">
            <text:p>52,94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50" calcext:value-type="float">
            <text:p>50,00</text:p>
          </table:table-cell>
          <table:table-cell table:style-name="Default"/>
          <table:table-cell table:style-name="ce29" office:value-type="float" office:value="80.6451612903226" calcext:value-type="float">
            <text:p>80,6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nho</text:p>
          </table:table-cell>
          <table:table-cell table:style-name="ce19" office:value-type="float" office:value="78.2051282051282" calcext:value-type="float">
            <text:p>78,21</text:p>
          </table:table-cell>
          <table:table-cell table:style-name="ce29" office:value-type="float" office:value="80" calcext:value-type="float">
            <text:p>80,00</text:p>
          </table:table-cell>
          <table:table-cell table:style-name="ce29" office:value-type="float" office:value="76.9230769230769" calcext:value-type="float">
            <text:p>76,92</text:p>
          </table:table-cell>
          <table:table-cell table:style-name="Default"/>
          <table:table-cell table:style-name="ce29" office:value-type="float" office:value="36.734693877551" calcext:value-type="float">
            <text:p>36,7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lho</text:p>
          </table:table-cell>
          <table:table-cell table:style-name="ce19" office:value-type="float" office:value="61.7647058823529" calcext:value-type="float">
            <text:p>61,76</text:p>
          </table:table-cell>
          <table:table-cell table:style-name="ce29" office:value-type="float" office:value="83.3333333333333" calcext:value-type="float">
            <text:p>83,33</text:p>
          </table:table-cell>
          <table:table-cell table:style-name="ce29" office:value-type="float" office:value="52.7272727272727" calcext:value-type="float">
            <text:p>52,73</text:p>
          </table:table-cell>
          <table:table-cell table:style-name="ce29" office:value-type="float" office:value="40" calcext:value-type="float">
            <text:p>40,00</text:p>
          </table:table-cell>
          <table:table-cell table:style-name="ce29" office:value-type="float" office:value="35.5263157894737" calcext:value-type="float">
            <text:p>35,5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100-[.Q42]" office:value-type="float" office:value="52.9411764705882" calcext:value-type="float">
            <text:p>52,9411764705882</text:p>
          </table:table-cell>
        </table:table-row>
        <table:table-row table:style-name="ro1">
          <table:table-cell/>
          <table:table-cell office:value-type="string" calcext:value-type="string">
            <text:p>Agosto</text:p>
          </table:table-cell>
          <table:table-cell table:style-name="ce19" office:value-type="float" office:value="47.5578406169666" calcext:value-type="float">
            <text:p>47,56</text:p>
          </table:table-cell>
          <table:table-cell table:style-name="ce29" office:value-type="float" office:value="53.8461538461539" calcext:value-type="float">
            <text:p>53,85</text:p>
          </table:table-cell>
          <table:table-cell table:style-name="ce29" office:value-type="float" office:value="38.2022471910112" calcext:value-type="float">
            <text:p>38,20</text:p>
          </table:table-cell>
          <table:table-cell table:style-name="ce29" office:value-type="float" office:value="37.5" calcext:value-type="float">
            <text:p>37,50</text:p>
          </table:table-cell>
          <table:table-cell table:style-name="ce29" office:value-type="float" office:value="15.5555555555556" calcext:value-type="float">
            <text:p>15,5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formula="of:=100*8/17" office:value-type="float" office:value="47.0588235294118" calcext:value-type="float">
            <text:p>47,0588235294118</text:p>
          </table:table-cell>
        </table:table-row>
        <table:table-row table:style-name="ro1">
          <table:table-cell/>
          <table:table-cell office:value-type="string" calcext:value-type="string">
            <text:p>Setembro</text:p>
          </table:table-cell>
          <table:table-cell table:style-name="ce19" office:value-type="float" office:value="30.6595365418895" calcext:value-type="float">
            <text:p>30,66</text:p>
          </table:table-cell>
          <table:table-cell table:style-name="ce29" office:value-type="float" office:value="16.6666666666667" calcext:value-type="float">
            <text:p>16,67</text:p>
          </table:table-cell>
          <table:table-cell table:style-name="ce29" office:value-type="float" office:value="36.8794326241135" calcext:value-type="float">
            <text:p>36,88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8.16326530612244" calcext:value-type="float">
            <text:p>8,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ubro</text:p>
          </table:table-cell>
          <table:table-cell table:style-name="ce19" office:value-type="float" office:value="15.7657657657658" calcext:value-type="float">
            <text:p>15,77</text:p>
          </table:table-cell>
          <table:table-cell table:style-name="ce29" office:value-type="float" office:value="20.4081632653061" calcext:value-type="float">
            <text:p>20,41</text:p>
          </table:table-cell>
          <table:table-cell table:style-name="ce29" office:value-type="float" office:value="31.219512195122" calcext:value-type="float">
            <text:p>31,22</text:p>
          </table:table-cell>
          <table:table-cell table:style-name="ce29" office:value-type="float" office:value="11.1111111111111" calcext:value-type="float">
            <text:p>11,11</text:p>
          </table:table-cell>
          <table:table-cell table:style-name="ce29" office:value-type="float" office:value="10.0917431192661" calcext:value-type="float">
            <text:p>10,0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vembro</text:p>
          </table:table-cell>
          <table:table-cell table:style-name="ce19" office:value-type="float" office:value="6.46067415730337" calcext:value-type="float">
            <text:p>6,46</text:p>
          </table:table-cell>
          <table:table-cell table:style-name="ce29" office:value-type="float" office:value="7.54716981132076" calcext:value-type="float">
            <text:p>7,55</text:p>
          </table:table-cell>
          <table:table-cell table:style-name="ce29" office:value-type="float" office:value="9.69162995594714" calcext:value-type="float">
            <text:p>9,69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6.83760683760684" calcext:value-type="float">
            <text:p>6,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zembro</text:p>
          </table:table-cell>
          <table:table-cell table:style-name="ce19" office:value-type="float" office:value="3.3921302578019" calcext:value-type="float">
            <text:p>3,39</text:p>
          </table:table-cell>
          <table:table-cell table:style-name="ce29" office:value-type="float" office:value="7.01754385964912" calcext:value-type="float">
            <text:p>7,02</text:p>
          </table:table-cell>
          <table:table-cell table:style-name="ce29" office:value-type="float" office:value="5.02092050209205" calcext:value-type="float">
            <text:p>5,02</text:p>
          </table:table-cell>
          <table:table-cell table:style-name="ce29" office:value-type="float" office:value="30.7692307692308" calcext:value-type="float">
            <text:p>30,77</text:p>
          </table:table-cell>
          <table:table-cell table:style-name="ce29" office:value-type="float" office:value="15.8273381294964" calcext:value-type="float">
            <text:p>15,83</text:p>
          </table:table-cell>
          <table:table-cell table:number-columns-repeated="1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Janeiro</text:p>
          </table:table-cell>
          <table:table-cell table:style-name="ce19" office:value-type="float" office:value="8.89987639060568" calcext:value-type="float">
            <text:p>8,90</text:p>
          </table:table-cell>
          <table:table-cell table:style-name="ce29" office:value-type="float" office:value="18.5714285714286" calcext:value-type="float">
            <text:p>18,57</text:p>
          </table:table-cell>
          <table:table-cell table:style-name="ce29" office:value-type="float" office:value="11.4814814814815" calcext:value-type="float">
            <text:p>11,48</text:p>
          </table:table-cell>
          <table:table-cell table:style-name="ce29" office:value-type="float" office:value="31.5789473684211" calcext:value-type="float">
            <text:p>31,58</text:p>
          </table:table-cell>
          <table:table-cell table:style-name="ce29" office:value-type="float" office:value="6.08108108108108" calcext:value-type="float">
            <text:p>6,0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vereiro</text:p>
          </table:table-cell>
          <table:table-cell table:style-name="ce19" office:value-type="float" office:value="22.8053435114504" calcext:value-type="float">
            <text:p>22,81</text:p>
          </table:table-cell>
          <table:table-cell table:style-name="ce29" office:value-type="float" office:value="33.6492890995261" calcext:value-type="float">
            <text:p>33,65</text:p>
          </table:table-cell>
          <table:table-cell table:style-name="ce29" office:value-type="float" office:value="21.7391304347826" calcext:value-type="float">
            <text:p>21,74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8.64197530864197" calcext:value-type="float">
            <text:p>8,6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ço</text:p>
          </table:table-cell>
          <table:table-cell table:style-name="ce19" office:value-type="float" office:value="38.3891828336273" calcext:value-type="float">
            <text:p>38,39</text:p>
          </table:table-cell>
          <table:table-cell table:style-name="ce29" office:value-type="float" office:value="25.7042253521127" calcext:value-type="float">
            <text:p>25,70</text:p>
          </table:table-cell>
          <table:table-cell table:style-name="ce29" office:value-type="float" office:value="28.7190082644628" calcext:value-type="float">
            <text:p>28,72</text:p>
          </table:table-cell>
          <table:table-cell table:style-name="ce29" office:value-type="float" office:value="24" calcext:value-type="float">
            <text:p>24,00</text:p>
          </table:table-cell>
          <table:table-cell table:style-name="ce29" office:value-type="float" office:value="30.7692307692308" calcext:value-type="float">
            <text:p>30,7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ril</text:p>
          </table:table-cell>
          <table:table-cell table:style-name="ce19" office:value-type="float" office:value="20.7731718677224" calcext:value-type="float">
            <text:p>20,77</text:p>
          </table:table-cell>
          <table:table-cell table:style-name="ce29" office:value-type="float" office:value="12.3456790123457" calcext:value-type="float">
            <text:p>12,35</text:p>
          </table:table-cell>
          <table:table-cell table:style-name="ce29" office:value-type="float" office:value="34.2391304347826" calcext:value-type="float">
            <text:p>34,24</text:p>
          </table:table-cell>
          <table:table-cell table:style-name="ce29" office:value-type="float" office:value="7.40740740740741" calcext:value-type="float">
            <text:p>7,41</text:p>
          </table:table-cell>
          <table:table-cell table:style-name="ce29" office:value-type="float" office:value="10" calcext:value-type="float">
            <text:p>1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io</text:p>
          </table:table-cell>
          <table:table-cell table:style-name="ce19" office:value-type="float" office:value="9.29446556822983" calcext:value-type="float">
            <text:p>9,29</text:p>
          </table:table-cell>
          <table:table-cell table:style-name="ce29" office:value-type="float" office:value="10.4972375690608" calcext:value-type="float">
            <text:p>10,50</text:p>
          </table:table-cell>
          <table:table-cell table:style-name="ce29" office:value-type="float" office:value="23.0929989550679" calcext:value-type="float">
            <text:p>23,09</text:p>
          </table:table-cell>
          <table:table-cell table:style-name="ce29" office:value-type="float" office:value="12.9032258064516" calcext:value-type="float">
            <text:p>12,90</text:p>
          </table:table-cell>
          <table:table-cell table:style-name="ce29" office:value-type="float" office:value="14.1914191419142" calcext:value-type="float">
            <text:p>14,1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nho</text:p>
          </table:table-cell>
          <table:table-cell table:style-name="ce19" office:value-type="float" office:value="7.06713780918727" calcext:value-type="float">
            <text:p>7,07</text:p>
          </table:table-cell>
          <table:table-cell table:style-name="ce29" office:value-type="float" office:value="7.41687979539643" calcext:value-type="float">
            <text:p>7,42</text:p>
          </table:table-cell>
          <table:table-cell table:style-name="ce29" office:value-type="float" office:value="12.2018348623853" calcext:value-type="float">
            <text:p>12,20</text:p>
          </table:table-cell>
          <table:table-cell table:style-name="ce29" office:value-type="float" office:value="18.4210526315789" calcext:value-type="float">
            <text:p>18,42</text:p>
          </table:table-cell>
          <table:table-cell table:style-name="ce29" office:value-type="float" office:value="7.05521472392638" calcext:value-type="float">
            <text:p>7,0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ulho</text:p>
          </table:table-cell>
          <table:table-cell table:style-name="ce19" office:value-type="float" office:value="7.38181818181818" calcext:value-type="float">
            <text:p>7,38</text:p>
          </table:table-cell>
          <table:table-cell table:style-name="ce29" office:value-type="float" office:value="6.23501199040767" calcext:value-type="float">
            <text:p>6,24</text:p>
          </table:table-cell>
          <table:table-cell table:style-name="ce29" office:value-type="float" office:value="9.31780366056573" calcext:value-type="float">
            <text:p>9,32</text:p>
          </table:table-cell>
          <table:table-cell table:style-name="ce29" office:value-type="float" office:value="2.56410256410257" calcext:value-type="float">
            <text:p>2,56</text:p>
          </table:table-cell>
          <table:table-cell table:style-name="ce29" office:value-type="float" office:value="1.51057401812689" calcext:value-type="float">
            <text:p>1,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gosto</text:p>
          </table:table-cell>
          <table:table-cell table:style-name="ce19" office:value-type="float" office:value="7.8109285953738" calcext:value-type="float">
            <text:p>7,81</text:p>
          </table:table-cell>
          <table:table-cell table:style-name="ce29" office:value-type="float" office:value="5.86907449209933" calcext:value-type="float">
            <text:p>5,87</text:p>
          </table:table-cell>
          <table:table-cell table:style-name="ce29" office:value-type="float" office:value="4.9802371541502" calcext:value-type="float">
            <text:p>4,98</text:p>
          </table:table-cell>
          <table:table-cell table:style-name="ce29" office:value-type="float" office:value="4.8780487804878" calcext:value-type="float">
            <text:p>4,88</text:p>
          </table:table-cell>
          <table:table-cell table:style-name="ce29" office:value-type="float" office:value="0.898203592814369" calcext:value-type="float">
            <text:p>0,9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tembro</text:p>
          </table:table-cell>
          <table:table-cell table:style-name="ce19" office:value-type="float" office:value="3.46278317152104" calcext:value-type="float">
            <text:p>3,46</text:p>
          </table:table-cell>
          <table:table-cell table:style-name="ce29" office:value-type="float" office:value="3.69565217391305" calcext:value-type="float">
            <text:p>3,70</text:p>
          </table:table-cell>
          <table:table-cell table:style-name="ce29" office:value-type="float" office:value="4.09401061410159" calcext:value-type="float">
            <text:p>4,09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0.595238095238088" calcext:value-type="float">
            <text:p>0,6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ubro</text:p>
          </table:table-cell>
          <table:table-cell table:style-name="ce19" office:value-type="float" office:value="2.24612464409996" calcext:value-type="float">
            <text:p>2,25</text:p>
          </table:table-cell>
          <table:table-cell table:style-name="ce29" office:value-type="float" office:value="2.12765957446808" calcext:value-type="float">
            <text:p>2,13</text:p>
          </table:table-cell>
          <table:table-cell table:style-name="ce29" office:value-type="float" office:value="2.22386953298739" calcext:value-type="float">
            <text:p>2,22</text:p>
          </table:table-cell>
          <table:table-cell table:style-name="ce29" office:value-type="float" office:value="2.38095238095238" calcext:value-type="float">
            <text:p>2,38</text:p>
          </table:table-cell>
          <table:table-cell table:style-name="ce29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vembro</text:p>
          </table:table-cell>
          <table:table-cell table:style-name="ce19" office:value-type="float" office:value="0.59748427672956" calcext:value-type="float">
            <text:p>0,60</text:p>
          </table:table-cell>
          <table:table-cell table:style-name="ce29" office:value-type="float" office:value="0.634249471458773" calcext:value-type="float">
            <text:p>0,63</text:p>
          </table:table-cell>
          <table:table-cell table:style-name="ce29" office:value-type="float" office:value="1.81950509461426" calcext:value-type="float">
            <text:p>1,82</text:p>
          </table:table-cell>
          <table:table-cell table:number-columns-repeated="2" table:style-name="ce29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zembro</text:p>
          </table:table-cell>
          <table:table-cell table:style-name="ce19" office:value-type="float" office:value="0.219642296830884" calcext:value-type="float">
            <text:p>0,22</text:p>
          </table:table-cell>
          <table:table-cell table:style-name="ce29" office:value-type="float" office:value="0.210970464135016" calcext:value-type="float">
            <text:p>0,21</text:p>
          </table:table-cell>
          <table:table-cell table:style-name="ce29" office:value-type="float" office:value="1.00864553314121" calcext:value-type="float">
            <text:p>1,01</text:p>
          </table:table-cell>
          <table:table-cell table:style-name="ce29" office:value-type="float" office:value="2.32558139534885" calcext:value-type="float">
            <text:p>2,33</text:p>
          </table:table-cell>
          <table:table-cell table:style-name="ce29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aneiro</text:p>
          </table:table-cell>
          <table:table-cell table:style-name="ce19" office:value-type="float" office:value="1.42282709557686" calcext:value-type="float">
            <text:p>1,42</text:p>
          </table:table-cell>
          <table:table-cell table:style-name="ce29" office:value-type="float" office:value="0.420168067226882" calcext:value-type="float">
            <text:p>0,42</text:p>
          </table:table-cell>
          <table:table-cell table:style-name="ce29" office:value-type="float" office:value="2.86913925822253" calcext:value-type="float">
            <text:p>2,87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4" calcext:value-type="float">
            <text:p>4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evereiro</text:p>
          </table:table-cell>
          <table:table-cell table:style-name="ce19" office:value-type="float" office:value="2.3852657004831" calcext:value-type="float">
            <text:p>2,39</text:p>
          </table:table-cell>
          <table:table-cell table:style-name="ce29" office:value-type="float" office:value="3.83838383838383" calcext:value-type="float">
            <text:p>3,84</text:p>
          </table:table-cell>
          <table:table-cell table:style-name="ce29" office:value-type="float" office:value="4.54241816967269" calcext:value-type="float">
            <text:p>4,54</text:p>
          </table:table-cell>
          <table:table-cell table:style-name="ce29" office:value-type="float" office:value="4.44444444444444" calcext:value-type="float">
            <text:p>4,44</text:p>
          </table:table-cell>
          <table:table-cell table:style-name="ce29" office:value-type="float" office:value="0.568181818181827" calcext:value-type="float">
            <text:p>0,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co</text:p>
          </table:table-cell>
          <table:table-cell table:style-name="ce19" office:value-type="float" office:value="0.749175906502842" calcext:value-type="float">
            <text:p>0,75</text:p>
          </table:table-cell>
          <table:table-cell table:style-name="ce29" office:value-type="float" office:value="1.39442231075697" calcext:value-type="float">
            <text:p>1,39</text:p>
          </table:table-cell>
          <table:table-cell table:style-name="ce29" office:value-type="float" office:value="2.02879581151832" calcext:value-type="float">
            <text:p>2,03</text:p>
          </table:table-cell>
          <table:table-cell table:style-name="ce29" office:value-type="float" office:value="0" calcext:value-type="float">
            <text:p>0,00</text:p>
          </table:table-cell>
          <table:table-cell table:style-name="ce29" office:value-type="float" office:value="0.283286118980172" calcext:value-type="float">
            <text:p>0,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bril</text:p>
          </table:table-cell>
          <table:table-cell table:style-name="ce19" office:value-type="float" office:value="0.0299580587177957" calcext:value-type="float">
            <text:p>0,03</text:p>
          </table:table-cell>
          <table:table-cell table:style-name="ce29" office:value-type="float" office:value="0.594059405940598" calcext:value-type="float">
            <text:p>0,59</text:p>
          </table:table-cell>
          <table:table-cell table:style-name="ce29" office:value-type="float" office:value="0.195950359242332" calcext:value-type="float">
            <text:p>0,20</text:p>
          </table:table-cell>
          <table:table-cell table:style-name="ce29" office:value-type="float" office:value="0" calcext:value-type="float">
            <text:p>0,00</text:p>
          </table:table-cell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10"/>
        </table:table-row>
        <table:table-row table:style-name="ro3">
          <table:table-cell table:style-name="ce9" office:value-type="string" calcext:value-type="string">
            <text:p>ANO</text:p>
          </table:table-cell>
          <table:table-cell table:style-name="ce9" office:value-type="string" calcext:value-type="string">
            <text:p>MÊS</text:p>
          </table:table-cell>
          <table:table-cell table:style-name="ce9" office:value-type="string" calcext:value-type="string" table:number-columns-spanned="5" table:number-rows-spanned="1">
            <text:p>QUANTIDADE DE DOSES APLICADAS</text:p>
          </table:table-cell>
          <table:covered-table-cell table:number-columns-repeated="4" table:style-name="Default"/>
          <table:table-cell table:number-columns-repeated="10"/>
        </table:table-row>
        <table:table-row table:style-name="ro4">
          <table:table-cell table:style-name="ce10" table:number-columns-repeated="2"/>
          <table:table-cell table:style-name="ce20" office:value-type="string" calcext:value-type="string">
            <text:p>UBERLÂNDIA</text:p>
          </table:table-cell>
          <table:table-cell table:style-name="ce20" office:value-type="string" calcext:value-type="string">
            <text:p>ARAGUARI</text:p>
          </table:table-cell>
          <table:table-cell table:style-name="ce32" office:value-type="string" calcext:value-type="string">
            <text:p>UBERABA</text:p>
          </table:table-cell>
          <table:table-cell table:style-name="ce32" office:value-type="string" calcext:value-type="string">
            <text:p>MONTE</text:p>
            <text:p>ALEGRE</text:p>
          </table:table-cell>
          <table:table-cell table:style-name="ce34" office:value-type="string" calcext:value-type="string">
            <text:p>TEÓFILO</text:p>
            <text:p>OTONI</text:p>
          </table:table-cell>
          <table:table-cell table:number-columns-repeated="10"/>
        </table:table-row>
        <table:table-row table:style-name="ro3">
          <table:table-cell table:style-name="ce11" office:value-type="float" office:value="2021" calcext:value-type="float">
            <text:p>2021</text:p>
          </table:table-cell>
          <table:table-cell table:style-name="ce17" office:value-type="string" calcext:value-type="string">
            <text:p>JANEIRO</text:p>
          </table:table-cell>
          <table:table-cell table:style-name="ce21" office:value-type="float" office:value="5069" calcext:value-type="float">
            <text:p>5.069</text:p>
          </table:table-cell>
          <table:table-cell table:style-name="ce25" office:value-type="float" office:value="893" calcext:value-type="float">
            <text:p>893</text:p>
          </table:table-cell>
          <table:table-cell table:style-name="ce30" office:value-type="float" office:value="2360" calcext:value-type="float">
            <text:p>2.360</text:p>
          </table:table-cell>
          <table:table-cell table:style-name="ce25" office:value-type="float" office:value="107" calcext:value-type="float">
            <text:p>107</text:p>
          </table:table-cell>
          <table:table-cell table:style-name="ce35" office:value-type="float" office:value="1393" calcext:value-type="float">
            <text:p>1.393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FEVEREIRO</text:p>
          </table:table-cell>
          <table:table-cell table:style-name="ce22" office:value-type="float" office:value="21473" calcext:value-type="float">
            <text:p>21.473</text:p>
          </table:table-cell>
          <table:table-cell table:style-name="ce25" office:value-type="float" office:value="3790" calcext:value-type="float">
            <text:p>3.790</text:p>
          </table:table-cell>
          <table:table-cell table:style-name="ce25" office:value-type="float" office:value="11106" calcext:value-type="float">
            <text:p>11.106</text:p>
          </table:table-cell>
          <table:table-cell table:style-name="ce25" office:value-type="float" office:value="466" calcext:value-type="float">
            <text:p>466</text:p>
          </table:table-cell>
          <table:table-cell table:style-name="ce35" office:value-type="float" office:value="5016" calcext:value-type="float">
            <text:p>5.016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MARÇO</text:p>
          </table:table-cell>
          <table:table-cell table:style-name="ce21" office:value-type="float" office:value="39397" calcext:value-type="float">
            <text:p>39.397</text:p>
          </table:table-cell>
          <table:table-cell table:style-name="ce25" office:value-type="float" office:value="12704" calcext:value-type="float">
            <text:p>12.704</text:p>
          </table:table-cell>
          <table:table-cell table:style-name="ce25" office:value-type="float" office:value="28727" calcext:value-type="float">
            <text:p>28.727</text:p>
          </table:table-cell>
          <table:table-cell table:style-name="ce25" office:value-type="float" office:value="2560" calcext:value-type="float">
            <text:p>2.560</text:p>
          </table:table-cell>
          <table:table-cell table:style-name="ce35" office:value-type="float" office:value="12793" calcext:value-type="float">
            <text:p>12.793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ABRIL</text:p>
          </table:table-cell>
          <table:table-cell table:style-name="ce22" office:value-type="float" office:value="88423" calcext:value-type="float">
            <text:p>88.423</text:p>
          </table:table-cell>
          <table:table-cell table:style-name="ce25" office:value-type="float" office:value="13248" calcext:value-type="float">
            <text:p>13.248</text:p>
          </table:table-cell>
          <table:table-cell table:style-name="ce25" office:value-type="float" office:value="32287" calcext:value-type="float">
            <text:p>32.287</text:p>
          </table:table-cell>
          <table:table-cell table:style-name="ce25" office:value-type="float" office:value="2484" calcext:value-type="float">
            <text:p>2.484</text:p>
          </table:table-cell>
          <table:table-cell table:style-name="ce35" office:value-type="float" office:value="16613" calcext:value-type="float">
            <text:p>16.613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MAIO</text:p>
          </table:table-cell>
          <table:table-cell table:style-name="ce21" office:value-type="float" office:value="77000" calcext:value-type="float">
            <text:p>77.000</text:p>
          </table:table-cell>
          <table:table-cell table:style-name="ce25" office:value-type="float" office:value="9204" calcext:value-type="float">
            <text:p>9.204</text:p>
          </table:table-cell>
          <table:table-cell table:style-name="ce25" office:value-type="float" office:value="31673" calcext:value-type="float">
            <text:p>31.673</text:p>
          </table:table-cell>
          <table:table-cell table:style-name="ce30" office:value-type="float" office:value="947" calcext:value-type="float">
            <text:p>947</text:p>
          </table:table-cell>
          <table:table-cell table:style-name="ce35" office:value-type="float" office:value="12734" calcext:value-type="float">
            <text:p>12.734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JUNHO</text:p>
          </table:table-cell>
          <table:table-cell table:style-name="ce21" office:value-type="float" office:value="86794" calcext:value-type="float">
            <text:p>86.794</text:p>
          </table:table-cell>
          <table:table-cell table:style-name="ce25" office:value-type="float" office:value="12849" calcext:value-type="float">
            <text:p>12.849</text:p>
          </table:table-cell>
          <table:table-cell table:style-name="ce25" office:value-type="float" office:value="42384" calcext:value-type="float">
            <text:p>42.384</text:p>
          </table:table-cell>
          <table:table-cell table:style-name="ce25" office:value-type="float" office:value="3312" calcext:value-type="float">
            <text:p>3.312</text:p>
          </table:table-cell>
          <table:table-cell table:style-name="ce35" office:value-type="float" office:value="16870" calcext:value-type="float">
            <text:p>16.870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JULHO</text:p>
          </table:table-cell>
          <table:table-cell table:style-name="ce21" office:value-type="float" office:value="158260" calcext:value-type="float">
            <text:p>158.260</text:p>
          </table:table-cell>
          <table:table-cell table:style-name="ce25" office:value-type="float" office:value="26899" calcext:value-type="float">
            <text:p>26.899</text:p>
          </table:table-cell>
          <table:table-cell table:style-name="ce25" office:value-type="float" office:value="78804" calcext:value-type="float">
            <text:p>78.804</text:p>
          </table:table-cell>
          <table:table-cell table:style-name="ce25" office:value-type="float" office:value="4551" calcext:value-type="float">
            <text:p>4.551</text:p>
          </table:table-cell>
          <table:table-cell table:style-name="ce35" office:value-type="float" office:value="29217" calcext:value-type="float">
            <text:p>29.217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AGOSTO</text:p>
          </table:table-cell>
          <table:table-cell table:style-name="ce22" office:value-type="float" office:value="137477" calcext:value-type="float">
            <text:p>137.477</text:p>
          </table:table-cell>
          <table:table-cell table:style-name="ce25" office:value-type="float" office:value="25983" calcext:value-type="float">
            <text:p>25.983</text:p>
          </table:table-cell>
          <table:table-cell table:style-name="ce25" office:value-type="float" office:value="64998" calcext:value-type="float">
            <text:p>64.998</text:p>
          </table:table-cell>
          <table:table-cell table:style-name="ce25" office:value-type="float" office:value="3685" calcext:value-type="float">
            <text:p>3.685</text:p>
          </table:table-cell>
          <table:table-cell table:style-name="ce35" office:value-type="float" office:value="27911" calcext:value-type="float">
            <text:p>27.911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SETEMBRO</text:p>
          </table:table-cell>
          <table:table-cell table:style-name="ce21" office:value-type="float" office:value="193626" calcext:value-type="float">
            <text:p>193.626</text:p>
          </table:table-cell>
          <table:table-cell table:style-name="ce25" office:value-type="float" office:value="20096" calcext:value-type="float">
            <text:p>20.096</text:p>
          </table:table-cell>
          <table:table-cell table:style-name="ce25" office:value-type="float" office:value="54200" calcext:value-type="float">
            <text:p>54.200</text:p>
          </table:table-cell>
          <table:table-cell table:style-name="ce25" office:value-type="float" office:value="3292" calcext:value-type="float">
            <text:p>3.292</text:p>
          </table:table-cell>
          <table:table-cell table:style-name="ce35" office:value-type="float" office:value="17773" calcext:value-type="float">
            <text:p>17.773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OUTUBRO</text:p>
          </table:table-cell>
          <table:table-cell table:style-name="ce21" office:value-type="float" office:value="184326" calcext:value-type="float">
            <text:p>184.326</text:p>
          </table:table-cell>
          <table:table-cell table:style-name="ce30" office:value-type="float" office:value="26833" calcext:value-type="float">
            <text:p>26.833</text:p>
          </table:table-cell>
          <table:table-cell table:style-name="ce25" office:value-type="float" office:value="58934" calcext:value-type="float">
            <text:p>58.934</text:p>
          </table:table-cell>
          <table:table-cell table:style-name="ce25" office:value-type="float" office:value="4107" calcext:value-type="float">
            <text:p>4.107</text:p>
          </table:table-cell>
          <table:table-cell table:style-name="ce35" office:value-type="float" office:value="31153" calcext:value-type="float">
            <text:p>31.153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NOVEMBRO</text:p>
          </table:table-cell>
          <table:table-cell table:style-name="ce21" office:value-type="float" office:value="112601" calcext:value-type="float">
            <text:p>112.601</text:p>
          </table:table-cell>
          <table:table-cell table:style-name="ce25" office:value-type="float" office:value="12601" calcext:value-type="float">
            <text:p>12.601</text:p>
          </table:table-cell>
          <table:table-cell table:style-name="ce25" office:value-type="float" office:value="57972" calcext:value-type="float">
            <text:p>57.972</text:p>
          </table:table-cell>
          <table:table-cell table:style-name="ce25" office:value-type="float" office:value="3810" calcext:value-type="float">
            <text:p>3.810</text:p>
          </table:table-cell>
          <table:table-cell table:style-name="ce35" office:value-type="float" office:value="18022" calcext:value-type="float">
            <text:p>18.022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DEZEMBRO</text:p>
          </table:table-cell>
          <table:table-cell table:style-name="ce22" office:value-type="float" office:value="88264" calcext:value-type="float">
            <text:p>88.264</text:p>
          </table:table-cell>
          <table:table-cell table:style-name="ce25" office:value-type="float" office:value="7508" calcext:value-type="float">
            <text:p>7.508</text:p>
          </table:table-cell>
          <table:table-cell table:style-name="ce25" office:value-type="float" office:value="35041" calcext:value-type="float">
            <text:p>35.041</text:p>
          </table:table-cell>
          <table:table-cell table:style-name="ce25" office:value-type="float" office:value="2097" calcext:value-type="float">
            <text:p>2.097</text:p>
          </table:table-cell>
          <table:table-cell table:style-name="ce35" office:value-type="float" office:value="13980" calcext:value-type="float">
            <text:p>13.980</text:p>
          </table:table-cell>
          <table:table-cell table:number-columns-repeated="10"/>
        </table:table-row>
        <table:table-row table:style-name="ro3">
          <table:table-cell table:style-name="ce11" office:value-type="float" office:value="2022" calcext:value-type="float">
            <text:p>2022</text:p>
          </table:table-cell>
          <table:table-cell table:style-name="ce17" office:value-type="string" calcext:value-type="string">
            <text:p>JANEIRO</text:p>
          </table:table-cell>
          <table:table-cell table:style-name="ce22" office:value-type="float" office:value="106881" calcext:value-type="float">
            <text:p>106.881</text:p>
          </table:table-cell>
          <table:table-cell table:style-name="ce25" office:value-type="float" office:value="15417" calcext:value-type="float">
            <text:p>15.417</text:p>
          </table:table-cell>
          <table:table-cell table:style-name="ce25" office:value-type="float" office:value="41477" calcext:value-type="float">
            <text:p>41.477</text:p>
          </table:table-cell>
          <table:table-cell table:style-name="ce25" office:value-type="float" office:value="1948" calcext:value-type="float">
            <text:p>1.948</text:p>
          </table:table-cell>
          <table:table-cell table:style-name="ce35" office:value-type="float" office:value="9354" calcext:value-type="float">
            <text:p>9.354</text:p>
          </table:table-cell>
          <table:table-cell table:number-columns-repeated="10"/>
        </table:table-row>
        <table:table-row table:style-name="ro3">
          <table:table-cell table:style-name="ce12"/>
          <table:table-cell table:style-name="ce17" office:value-type="string" calcext:value-type="string">
            <text:p>FEVEREIRO</text:p>
          </table:table-cell>
          <table:table-cell table:style-name="ce22" office:value-type="float" office:value="95987" calcext:value-type="float">
            <text:p>95.987</text:p>
          </table:table-cell>
          <table:table-cell table:style-name="ce25" office:value-type="float" office:value="11715" calcext:value-type="float">
            <text:p>11.715</text:p>
          </table:table-cell>
          <table:table-cell table:style-name="ce25" office:value-type="float" office:value="33594" calcext:value-type="float">
            <text:p>33.594</text:p>
          </table:table-cell>
          <table:table-cell table:style-name="ce25" office:value-type="float" office:value="2384" calcext:value-type="float">
            <text:p>2.384</text:p>
          </table:table-cell>
          <table:table-cell table:style-name="ce35" office:value-type="float" office:value="11194" calcext:value-type="float">
            <text:p>11.194</text:p>
          </table:table-cell>
          <table:table-cell table:number-columns-repeated="10"/>
        </table:table-row>
        <table:table-row table:style-name="ro3">
          <table:table-cell table:style-name="ce13"/>
          <table:table-cell table:style-name="ce18" office:value-type="string" calcext:value-type="string">
            <text:p>MARÇO</text:p>
          </table:table-cell>
          <table:table-cell table:style-name="ce23" office:value-type="float" office:value="65819" calcext:value-type="float">
            <text:p>65.819</text:p>
          </table:table-cell>
          <table:table-cell table:style-name="ce31" office:value-type="float" office:value="9723" calcext:value-type="float">
            <text:p>9.723</text:p>
          </table:table-cell>
          <table:table-cell table:style-name="ce31" office:value-type="float" office:value="31806" calcext:value-type="float">
            <text:p>31.806</text:p>
          </table:table-cell>
          <table:table-cell table:style-name="ce31" office:value-type="float" office:value="2571" calcext:value-type="float">
            <text:p>2.571</text:p>
          </table:table-cell>
          <table:table-cell table:style-name="ce36" office:value-type="float" office:value="6168" calcext:value-type="float">
            <text:p>6.168</text:p>
          </table:table-cell>
          <table:table-cell table:number-columns-repeated="10"/>
        </table:table-row>
        <table:table-row table:style-name="ro3">
          <table:table-cell table:style-name="ce13"/>
          <table:table-cell table:style-name="ce18" office:value-type="string" calcext:value-type="string">
            <text:p>ABRIL</text:p>
          </table:table-cell>
          <table:table-cell table:style-name="ce24" office:value-type="float" office:value="44718" calcext:value-type="float">
            <text:p>44.718</text:p>
          </table:table-cell>
          <table:table-cell table:style-name="ce31" office:value-type="float" office:value="6247" calcext:value-type="float">
            <text:p>6.247</text:p>
          </table:table-cell>
          <table:table-cell table:style-name="ce31" office:value-type="float" office:value="23536" calcext:value-type="float">
            <text:p>23.536</text:p>
          </table:table-cell>
          <table:table-cell table:style-name="ce31" office:value-type="float" office:value="1819" calcext:value-type="float">
            <text:p>1.819</text:p>
          </table:table-cell>
          <table:table-cell table:style-name="ce36" office:value-type="float" office:value="4605" calcext:value-type="float">
            <text:p>4.605</text:p>
          </table:table-cell>
          <table:table-cell table:number-columns-repeated="10"/>
        </table:table-row>
        <table:table-row table:style-name="ro3">
          <table:table-cell table:style-name="ce13"/>
          <table:table-cell table:style-name="ce18" office:value-type="string" calcext:value-type="string">
            <text:p>MAIO</text:p>
          </table:table-cell>
          <table:table-cell table:style-name="ce23" office:value-type="float" office:value="43825" calcext:value-type="float">
            <text:p>43.825</text:p>
          </table:table-cell>
          <table:table-cell table:style-name="ce31" office:value-type="float" office:value="6273" calcext:value-type="float">
            <text:p>6.273</text:p>
          </table:table-cell>
          <table:table-cell table:style-name="ce31" office:value-type="float" office:value="21625" calcext:value-type="float">
            <text:p>21.625</text:p>
          </table:table-cell>
          <table:table-cell table:style-name="ce23" office:value-type="float" office:value="1330" calcext:value-type="float">
            <text:p>1.330</text:p>
          </table:table-cell>
          <table:table-cell table:style-name="ce36" office:value-type="float" office:value="5109" calcext:value-type="float">
            <text:p>5.109</text:p>
          </table:table-cell>
          <table:table-cell table:number-columns-repeated="10"/>
        </table:table-row>
        <table:table-row table:style-name="ro3">
          <table:table-cell table:style-name="ce13"/>
          <table:table-cell table:style-name="ce18" office:value-type="string" calcext:value-type="string">
            <text:p>JUNHO</text:p>
          </table:table-cell>
          <table:table-cell table:style-name="ce23" office:value-type="float" office:value="32176" calcext:value-type="float">
            <text:p>32.176</text:p>
          </table:table-cell>
          <table:table-cell table:style-name="ce31" office:value-type="float" office:value="6100" calcext:value-type="float">
            <text:p>6.100</text:p>
          </table:table-cell>
          <table:table-cell table:style-name="ce31" office:value-type="float" office:value="5848" calcext:value-type="float">
            <text:p>5.848</text:p>
          </table:table-cell>
          <table:table-cell table:style-name="ce31" office:value-type="float" office:value="495" calcext:value-type="float">
            <text:p>495</text:p>
          </table:table-cell>
          <table:table-cell table:style-name="ce36" office:value-type="float" office:value="1697" calcext:value-type="float">
            <text:p>1.697</text:p>
          </table:table-cell>
          <table:table-cell table:number-columns-repeated="10"/>
        </table:table-row>
        <table:table-row table:style-name="ro3">
          <table:table-cell table:style-name="ce14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25" table:formula="of:=SUM([.C68:.C85])" office:value-type="float" office:value="1582116" calcext:value-type="float">
            <text:p>1.582.116</text:p>
          </table:table-cell>
          <table:table-cell table:style-name="ce25" table:formula="of:=SUM([.D68:.D85])" office:value-type="float" office:value="228083" calcext:value-type="float">
            <text:p>228.083</text:p>
          </table:table-cell>
          <table:table-cell table:style-name="ce25" table:formula="of:=SUM([.E68:.E85])" office:value-type="float" office:value="656372" calcext:value-type="float">
            <text:p>656.372</text:p>
          </table:table-cell>
          <table:table-cell table:style-name="ce25" table:formula="of:=SUM([.F68:.F85])" office:value-type="float" office:value="41965" calcext:value-type="float">
            <text:p>41.965</text:p>
          </table:table-cell>
          <table:table-cell table:style-name="ce25" table:formula="of:=SUM([.G68:.G85])" office:value-type="float" office:value="241602" calcext:value-type="float">
            <text:p>241.602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26" table:number-columns-repeated="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5:10:41.297149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2:07:54.407181822</meta:creation-date>
    <dc:date>2022-06-17T18:28:49.586001064</dc:date>
    <meta:editing-duration>PT39M33S</meta:editing-duration>
    <meta:editing-cycles>3</meta:editing-cycles>
    <meta:generator>LibreOffice/6.4.7.2$Linux_X86_64 LibreOffice_project/40$Build-2</meta:generator>
    <meta:document-statistic meta:table-count="1" meta:cell-count="682" meta:object-count="0"/>
  </office:meta>
</office:document-meta>
</file>